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style:font-name="Abyssinica SIL" style:font-name-asian="Abyssinica SIL" style:font-name-complex="Abyssinica SIL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42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" style:family="table-cell" style:parent-style-name="Default" style:data-style-name="N50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6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" style:family="table-cell" style:parent-style-name="Default" style:data-style-name="N42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9" style:family="table-cell" style:parent-style-name="Default" style:data-style-name="N42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" style:family="table-cell" style:parent-style-name="Default" style:data-style-name="N37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42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42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6" style:family="table-cell" style:parent-style-name="Default" style:data-style-name="N49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7" style:family="table-cell" style:parent-style-name="Default" style:data-style-name="N42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42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9" style:family="table-cell" style:parent-style-name="Default" style:data-style-name="N42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" style:family="table-cell" style:parent-style-name="Default" style:data-style-name="N42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1" style:family="table-cell" style:parent-style-name="Default" style:data-style-name="N49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2" style:family="table-cell" style:parent-style-name="Default" style:data-style-name="N49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3" style:family="table-cell" style:parent-style-name="Default" style:data-style-name="N42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5" style:family="table-cell" style:parent-style-name="Default" style:data-style-name="N49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6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7" style:family="table-cell" style:parent-style-name="Default" style:data-style-name="N42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8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9" style:family="table-cell" style:parent-style-name="Default" style:data-style-name="N49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0" style:family="table-cell" style:parent-style-name="Default" style:data-style-name="N49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1" style:family="table-cell" style:parent-style-name="Default" style:data-style-name="N49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2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42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42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42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42">
      <style:text-properties style:font-name="Liberation Serif" style:font-name-asian="Liberation Serif" style:font-name-complex="Liberation Serif"/>
    </style:style>
    <style:style style:name="ce38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9" style:family="table-cell" style:parent-style-name="Default" style:data-style-name="N42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0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/>
    </style:style>
    <style:style style:name="ce42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43" style:family="table-cell" style:parent-style-name="Default" style:data-style-name="N42">
      <style:text-properties style:font-name="Abyssinica SIL" style:font-name-asian="Abyssinica SIL" style:font-name-complex="Abyssinica SIL"/>
    </style:style>
    <style:style style:name="ce44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5" style:family="table-cell" style:parent-style-name="Default" style:data-style-name="N42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6" style:family="table-cell" style:parent-style-name="Default" style:data-style-name="N0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2">
      <style:text-properties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42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0">
      <style:text-properties style:font-name="Abyssinica SIL" style:font-name-asian="Abyssinica SIL" style:font-name-complex="Abyssinica SIL"/>
    </style:style>
    <style:style style:name="ce53" style:family="table-cell" style:parent-style-name="Excel_32_Built-in_32_Normal" style:data-style-name="N39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54" style:family="table-cell" style:parent-style-name="Default" style:data-style-name="N43"/>
    <style:style style:name="ce55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6" style:family="table-cell" style:parent-style-name="Default" style:data-style-name="N36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51">
      <style:text-properties style:font-name="Abyssinica SIL" style:font-name-asian="Abyssinica SIL" style:font-name-complex="Abyssinica SIL"/>
    </style:style>
    <style:style style:name="ce58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42"/>
    <style:style style:name="ce60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61" style:family="table-cell" style:parent-style-name="Default" style:data-style-name="N42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62" style:family="table-cell" style:parent-style-name="Default" style:data-style-name="N36">
      <style:text-properties fo:font-size="15pt" style:font-size-asian="15pt" style:font-size-complex="15pt"/>
    </style:style>
    <style:style style:name="ce63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4" style:family="table-cell" style:parent-style-name="Default" style:data-style-name="N42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5" style:family="table-cell" style:parent-style-name="Default" style:data-style-name="N43">
      <style:table-cell-properties fo:border-top="none" fo:border-bottom="thin solid #000000" fo:border-left="none" fo:border-right="none"/>
    </style:style>
    <style:style style:name="ce66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67" style:family="table-cell" style:parent-style-name="Default" style:data-style-name="N42">
      <style:table-cell-properties fo:border-top="none" fo:border-bottom="thin solid #000000" fo:border-left="none" fo:border-right="none"/>
    </style:style>
    <style:style style:name="ce68" style:family="table-cell" style:parent-style-name="Default" style:data-style-name="N36">
      <style:text-properties fo:font-weight="bold" style:font-weight-asian="bold" style:font-weight-complex="bold"/>
    </style:style>
    <style:style style:name="ce69" style:family="table-cell" style:parent-style-name="Default" style:data-style-name="N38">
      <style:text-properties style:font-name="Abyssinica SIL" style:font-name-asian="Abyssinica SIL" style:font-name-complex="Abyssinica SIL"/>
    </style:style>
    <style:style style:name="ce70" style:family="table-cell" style:parent-style-name="Default" style:data-style-name="N38">
      <style:text-properties style:font-name="Abyssinica SIL" style:font-name-asian="Abyssinica SIL" style:font-name-complex="Abyssinica SIL" fo:font-size="11pt" style:font-size-asian="11pt" style:font-size-complex="11pt" fo:font-weight="bold" style:font-weight-asian="bold" style:font-weight-complex="bold"/>
    </style:style>
    <style:style style:name="ce71" style:family="table-cell" style:parent-style-name="Default" style:data-style-name="N40">
      <style:text-properties style:font-name="Abyssinica SIL" style:font-name-asian="Abyssinica SIL" style:font-name-complex="Abyssinica SIL"/>
    </style:style>
    <style:style style:name="ce72" style:family="table-cell" style:parent-style-name="Default" style:data-style-name="N14">
      <style:text-properties style:font-name="Abyssinica SIL" style:font-name-asian="Abyssinica SIL" style:font-name-complex="Abyssinica SIL"/>
    </style:style>
    <style:style style:name="ce73" style:family="table-cell" style:parent-style-name="Default" style:data-style-name="N41">
      <style:text-properties style:font-name="Abyssinica SIL" style:font-name-asian="Abyssinica SIL" style:font-name-complex="Abyssinica SIL"/>
    </style:style>
    <style:style style:name="ce74" style:family="table-cell" style:parent-style-name="Default" style:data-style-name="N38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5" style:family="table-cell" style:parent-style-name="Default" style:data-style-name="N40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6" style:family="table-cell" style:parent-style-name="Default" style:data-style-name="N14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7" style:family="table-cell" style:parent-style-name="Default" style:data-style-name="N41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78" style:family="table-cell" style:parent-style-name="Default" style:data-style-name="N38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79" style:family="table-cell" style:parent-style-name="Default" style:data-style-name="N41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0" style:family="table-cell" style:parent-style-name="Default" style:data-style-name="N38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1" style:family="table-cell" style:parent-style-name="Default" style:data-style-name="N4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2" style:family="table-cell" style:parent-style-name="Default" style:data-style-name="N14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3" style:family="table-cell" style:parent-style-name="Default" style:data-style-name="N42">
      <style:table-cell-properties fo:background-color="#FFFF00"/>
      <style:text-properties fo:color="#FF0000" style:font-name="Abyssinica SIL" style:font-name-asian="Abyssinica SIL" style:font-name-complex="Abyssinica SIL" fo:font-weight="bold" style:font-weight-asian="bold" style:font-weight-complex="bold"/>
    </style:style>
    <style:style style:name="ce84" style:family="table-cell" style:parent-style-name="Default" style:data-style-name="N38">
      <style:table-cell-properties fo:border-top="none" fo:border-bottom="2pt solid #000000" fo:border-left="none" fo:border-right="none"/>
      <style:text-properties style:font-name="Abyssinica SIL" style:font-name-asian="Abyssinica SIL" style:font-name-complex="Abyssinica SIL"/>
    </style:style>
    <style:style style:name="ce85" style:family="table-cell" style:parent-style-name="Excel_32_Built-in_32_Normal" style:data-style-name="N39">
      <style:table-cell-properties fo:border-top="none" fo:border-bottom="2pt solid #000000" fo:border-left="none" fo:border-right="none"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86" style:family="table-cell" style:parent-style-name="Default" style:data-style-name="N40">
      <style:table-cell-properties fo:border-top="none" fo:border-bottom="2pt solid #000000" fo:border-left="none" fo:border-right="none"/>
      <style:text-properties style:font-name="Abyssinica SIL" style:font-name-asian="Abyssinica SIL" style:font-name-complex="Abyssinica SIL"/>
    </style:style>
    <style:style style:name="ce87" style:family="table-cell" style:parent-style-name="Default" style:data-style-name="N14">
      <style:table-cell-properties fo:border-top="none" fo:border-bottom="2pt solid #000000" fo:border-left="none" fo:border-right="none"/>
      <style:text-properties style:font-name="Abyssinica SIL" style:font-name-asian="Abyssinica SIL" style:font-name-complex="Abyssinica SIL"/>
    </style:style>
    <style:style style:name="ce88" style:family="table-cell" style:parent-style-name="Default" style:data-style-name="N41">
      <style:table-cell-properties fo:border-top="none" fo:border-bottom="2pt solid #000000" fo:border-left="none" fo:border-right="none"/>
      <style:text-properties style:font-name="Abyssinica SIL" style:font-name-asian="Abyssinica SIL" style:font-name-complex="Abyssinica SIL"/>
    </style:style>
    <style:style style:name="ce89" style:family="table-cell" style:parent-style-name="Default" style:data-style-name="N42">
      <style:table-cell-properties fo:border-top="none" fo:border-bottom="2pt solid #000000" fo:border-left="none" fo:border-right="none"/>
      <style:text-properties style:font-name="Abyssinica SIL" style:font-name-asian="Abyssinica SIL" style:font-name-complex="Abyssinica SIL"/>
    </style:style>
    <style:style style:name="ce90" style:family="table-cell" style:parent-style-name="Default" style:data-style-name="N42">
      <style:table-cell-properties fo:border-top="none" fo:border-bottom="2pt solid #000000" fo:border-left="none" fo:border-right="non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91" style:family="table-cell" style:parent-style-name="Default" style:data-style-name="N38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92" style:family="table-cell" style:parent-style-name="Excel_32_Built-in_32_Normal" style:data-style-name="N39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 fo:font-weight="bold" style:font-weight-asian="bold" style:font-weight-complex="bold"/>
    </style:style>
    <style:style style:name="ce93" style:family="table-cell" style:parent-style-name="Default" style:data-style-name="N40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94" style:family="table-cell" style:parent-style-name="Default" style:data-style-name="N14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95" style:family="table-cell" style:parent-style-name="Default" style:data-style-name="N41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96" style:family="table-cell" style:parent-style-name="Default" style:data-style-name="N42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97" style:family="table-cell" style:parent-style-name="Default" style:data-style-name="N40">
      <style:table-cell-properties fo:background-color="#E2EFDA"/>
      <style:text-properties style:font-name="Abyssinica SIL" style:font-name-asian="Abyssinica SIL" style:font-name-complex="Abyssinica SIL"/>
    </style:style>
    <style:style style:name="ce98" style:family="table-cell" style:parent-style-name="Default" style:data-style-name="N14">
      <style:table-cell-properties fo:background-color="#E2EFDA"/>
      <style:text-properties style:font-name="Abyssinica SIL" style:font-name-asian="Abyssinica SIL" style:font-name-complex="Abyssinica SIL"/>
    </style:style>
    <style:style style:name="ce99" style:family="table-cell" style:parent-style-name="Default" style:data-style-name="N41">
      <style:table-cell-properties fo:background-color="#E2EFDA"/>
      <style:text-properties style:font-name="Abyssinica SIL" style:font-name-asian="Abyssinica SIL" style:font-name-complex="Abyssinica SIL"/>
    </style:style>
    <style:style style:name="ce100" style:family="table-cell" style:parent-style-name="Default" style:data-style-name="N38">
      <style:table-cell-properties fo:border-top="none" fo:border-bottom="2pt solid #000000" fo:border-left="none" fo:border-right="none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01" style:family="table-cell" style:parent-style-name="Excel_32_Built-in_32_Normal" style:data-style-name="N39">
      <style:table-cell-properties fo:border-top="none" fo:border-bottom="2pt solid #000000" fo:border-left="none" fo:border-right="none"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02" style:family="table-cell" style:parent-style-name="Default" style:data-style-name="N40">
      <style:table-cell-properties fo:border-top="none" fo:border-bottom="2pt solid #000000" fo:border-left="none" fo:border-right="none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03" style:family="table-cell" style:parent-style-name="Default" style:data-style-name="N14">
      <style:table-cell-properties fo:border-top="none" fo:border-bottom="2pt solid #000000" fo:border-left="none" fo:border-right="none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04" style:family="table-cell" style:parent-style-name="Default" style:data-style-name="N41">
      <style:table-cell-properties fo:border-top="none" fo:border-bottom="2pt solid #000000" fo:border-left="none" fo:border-right="none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05" style:family="table-cell" style:parent-style-name="Default" style:data-style-name="N42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06" style:family="table-cell" style:parent-style-name="Default" style:data-style-name="N36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07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08" style:family="table-cell" style:parent-style-name="Default" style:data-style-name="N42">
      <style:table-cell-properties fo:border-top="none" fo:border-bottom="2pt solid #000000" fo:border-left="none" fo:border-right="none" fo:background-color="#E2EFDA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09" style:family="table-cell" style:parent-style-name="Default" style:data-style-name="N40">
      <style:table-cell-properties fo:border-top="none" fo:border-bottom="2pt solid #000000" fo:border-left="none" fo:border-right="none" fo:background-color="#E2EFDA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10" style:family="table-cell" style:parent-style-name="Default" style:data-style-name="N14">
      <style:table-cell-properties fo:border-top="none" fo:border-bottom="2pt solid #000000" fo:border-left="none" fo:border-right="none" fo:background-color="#E2EFDA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11" style:family="table-cell" style:parent-style-name="Default" style:data-style-name="N41">
      <style:table-cell-properties fo:border-top="none" fo:border-bottom="2pt solid #000000" fo:border-left="none" fo:border-right="none" fo:background-color="#E2EFDA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12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13" style:family="table-cell" style:parent-style-name="Default" style:data-style-name="N41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14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15" style:family="table-cell" style:parent-style-name="Default" style:data-style-name="N38">
      <style:table-cell-properties fo:background-color="transparent"/>
      <style:text-properties style:font-name="Abyssinica SIL" style:font-name-asian="Abyssinica SIL" style:font-name-complex="Abyssinica SIL"/>
    </style:style>
    <style:style style:name="ce116" style:family="table-cell" style:parent-style-name="Default" style:data-style-name="N36">
      <style:table-cell-properties fo:background-color="transparent"/>
      <style:text-properties style:font-name="Abyssinica SIL" style:font-name-asian="Abyssinica SIL" style:font-name-complex="Abyssinica SIL"/>
    </style:style>
    <style:style style:name="ce117" style:family="table-cell" style:parent-style-name="Default" style:data-style-name="N40">
      <style:table-cell-properties fo:background-color="transparent"/>
      <style:text-properties style:font-name="Abyssinica SIL" style:font-name-asian="Abyssinica SIL" style:font-name-complex="Abyssinica SIL"/>
    </style:style>
    <style:style style:name="ce118" style:family="table-cell" style:parent-style-name="Default" style:data-style-name="N14">
      <style:table-cell-properties fo:background-color="transparent"/>
      <style:text-properties style:font-name="Abyssinica SIL" style:font-name-asian="Abyssinica SIL" style:font-name-complex="Abyssinica SIL"/>
    </style:style>
    <style:style style:name="ce119" style:family="table-cell" style:parent-style-name="Default" style:data-style-name="N41">
      <style:table-cell-properties fo:background-color="transparent"/>
      <style:text-properties style:font-name="Abyssinica SIL" style:font-name-asian="Abyssinica SIL" style:font-name-complex="Abyssinica SIL"/>
    </style:style>
    <style:style style:name="ce120" style:family="table-cell" style:parent-style-name="Default" style:data-style-name="N42">
      <style:table-cell-properties fo:background-color="transparent"/>
      <style:text-properties style:font-name="Abyssinica SIL" style:font-name-asian="Abyssinica SIL" style:font-name-complex="Abyssinica SIL"/>
    </style:style>
    <style:style style:name="ce121" style:family="table-cell" style:parent-style-name="Default" style:data-style-name="N4">
      <style:table-cell-properties fo:background-color="transparent"/>
      <style:text-properties style:font-name="Abyssinica SIL" style:font-name-asian="Abyssinica SIL" style:font-name-complex="Abyssinica SIL"/>
    </style:style>
    <style:style style:name="ce122" style:family="table-cell" style:parent-style-name="Default" style:data-style-name="N38">
      <style:table-cell-properties fo:background-color="transparent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3" style:family="table-cell" style:parent-style-name="Default" style:data-style-name="N40">
      <style:table-cell-properties fo:background-color="transparent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4" style:family="table-cell" style:parent-style-name="Default" style:data-style-name="N14">
      <style:table-cell-properties fo:background-color="transparent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5" style:family="table-cell" style:parent-style-name="Default" style:data-style-name="N4">
      <style:table-cell-properties fo:background-color="transparent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6" style:family="table-cell" style:parent-style-name="Default" style:data-style-name="N41">
      <style:table-cell-properties fo:background-color="transparent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7" style:family="table-cell" style:parent-style-name="Default" style:data-style-name="N42">
      <style:table-cell-properties fo:background-color="transparent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8" style:family="table-cell" style:parent-style-name="Excel_32_Built-in_32_Normal" style:data-style-name="N39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29" style:family="table-cell" style:parent-style-name="Default" style:data-style-name="N40">
      <style:table-cell-properties fo:background-color="transparent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30" style:family="table-cell" style:parent-style-name="Default" style:data-style-name="N14">
      <style:table-cell-properties fo:background-color="transparent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31" style:family="table-cell" style:parent-style-name="Default" style:data-style-name="N4">
      <style:table-cell-properties fo:background-color="transparent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32" style:family="table-cell" style:parent-style-name="Default" style:data-style-name="N41">
      <style:table-cell-properties fo:background-color="transparent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33" style:family="table-cell" style:parent-style-name="Default" style:data-style-name="N42">
      <style:table-cell-properties fo:background-color="transparent"/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134" style:family="table-cell" style:parent-style-name="Default" style:data-style-name="N42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35" style:family="table-cell" style:parent-style-name="Default" style:data-style-name="N43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36" style:family="table-cell" style:parent-style-name="Default" style:data-style-name="N44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37" style:family="table-cell" style:parent-style-name="Default" style:data-style-name="N4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38" style:family="table-cell" style:parent-style-name="Default" style:data-style-name="N4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39" style:family="table-cell" style:parent-style-name="Default" style:data-style-name="N45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40" style:family="table-cell" style:parent-style-name="Default" style:data-style-name="N46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41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42" style:family="table-cell" style:parent-style-name="Default" style:data-style-name="N38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43" style:family="table-cell" style:parent-style-name="Excel_32_Built-in_32_Normal" style:data-style-name="N38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44" style:family="table-cell" style:parent-style-name="Excel_32_Built-in_32_Normal" style:data-style-name="N47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45" style:family="table-cell" style:parent-style-name="Excel_32_Built-in_32_Normal" style:data-style-name="N44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46" style:family="table-cell" style:parent-style-name="Excel_32_Built-in_32_Normal" style:data-style-name="N4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47" style:family="table-cell" style:parent-style-name="Excel_32_Built-in_32_Normal" style:data-style-name="N38">
      <style:table-cell-properties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48" style:family="table-cell" style:parent-style-name="Excel_32_Built-in_32_Normal" style:data-style-name="N47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49" style:family="table-cell" style:parent-style-name="Default" style:data-style-name="N4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50" style:family="table-cell" style:parent-style-name="Excel_32_Built-in_32_Normal" style:data-style-name="N44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51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52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53" style:family="table-cell" style:parent-style-name="Default" style:data-style-name="N38">
      <style:table-cell-properties fo:border-top="2pt solid #000000" fo:border-bottom="2pt solid #000000" fo:border-left="2pt solid #000000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54" style:family="table-cell" style:parent-style-name="Default" style:data-style-name="N43">
      <style:table-cell-properties fo:border-top="2pt solid #000000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155" style:family="table-cell" style:parent-style-name="Default" style:data-style-name="N48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56" style:family="table-cell" style:parent-style-name="Default" style:data-style-name="N4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157" style:family="table-cell" style:parent-style-name="Default" style:data-style-name="N4">
      <style:table-cell-properties fo:border-top="2pt solid #000000" fo:border-bottom="2pt solid #000000" fo:border-left="none" fo:border-right="2pt solid #000000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1.56104166666667cm" style:use-optimal-column-width="true"/>
    </style:style>
    <style:style style:name="co18" style:family="table-column">
      <style:table-column-properties fo:break-before="auto" style:column-width="1.53458333333333cm" style:use-optimal-column-width="true"/>
    </style:style>
    <style:style style:name="co19" style:family="table-column">
      <style:table-column-properties fo:break-before="auto" style:column-width="2.06375cm" style:use-optimal-column-width="true"/>
    </style:style>
    <style:style style:name="co20" style:family="table-column">
      <style:table-column-properties fo:break-before="auto" style:column-width="2.09020833333333cm" style:use-optimal-column-width="true"/>
    </style:style>
    <style:style style:name="co21" style:family="table-column">
      <style:table-column-properties fo:break-before="auto" style:column-width="2.03729166666667cm" style:use-optimal-column-width="true"/>
    </style:style>
    <style:style style:name="co22" style:family="table-column">
      <style:table-column-properties fo:break-before="auto" style:column-width="1.508125cm"/>
    </style:style>
    <style:style style:name="co23" style:family="table-column">
      <style:table-column-properties fo:break-before="auto" style:column-width="1.74625cm"/>
    </style:style>
    <style:style style:name="co24" style:family="table-column">
      <style:table-column-properties fo:break-before="auto" style:column-width="2.143125cm" style:use-optimal-column-width="true"/>
    </style:style>
    <style:style style:name="co25" style:family="table-column">
      <style:table-column-properties fo:break-before="auto" style:column-width="0.449791666666667cm"/>
    </style:style>
    <style:style style:name="co26" style:family="table-column">
      <style:table-column-properties fo:break-before="auto" style:column-width="1.95791666666667cm"/>
    </style:style>
    <style:style style:name="co27" style:family="table-column">
      <style:table-column-properties fo:break-before="auto" style:column-width="6.29708333333333cm"/>
    </style:style>
    <style:style style:name="co28" style:family="table-column">
      <style:table-column-properties fo:break-before="auto" style:column-width="2.27541666666667cm"/>
    </style:style>
    <style:style style:name="co29" style:family="table-column">
      <style:table-column-properties fo:break-before="auto" style:column-width="2.51354166666667cm"/>
    </style:style>
    <style:style style:name="co30" style:family="table-column">
      <style:table-column-properties fo:break-before="auto" style:column-width="0.89958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11.2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02_TP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3" table:default-cell-style-name="ce3"/>
        <table:table-column table:style-name="co12" table:default-cell-style-name="ce3"/>
        <table:table-column table:style-name="co6" table:number-columns-repeated="47" table:default-cell-style-name="ce3"/>
        <table:table-column table:style-name="co6" table:number-columns-repeated="959" table:default-cell-style-name="ce1"/>
        <table:table-column table:style-name="co13" table:number-columns-repeated="15361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number-columns-repeated="63" table:style-name="ce3"/>
          <table:table-cell table:number-columns-repeated="16320"/>
        </table:table-row>
        <table:table-row table:style-name="ro2">
          <table:table-cell table:style-name="ce4"/>
          <table:table-cell table:style-name="ce5"/>
          <table:table-cell table:number-columns-repeated="4" table:style-name="ce3"/>
          <table:table-cell table:number-columns-repeated="8" table:style-name="ce5"/>
          <table:table-cell table:number-columns-repeated="16370"/>
        </table:table-row>
        <table:table-row table:style-name="ro3">
          <table:table-cell office:value-type="string" table:style-name="ce6">
            <text:p>2023 YILI TOPLAM KİRA GELİRLERİNİN HİSSE ORANLARI</text:p>
          </table:table-cell>
          <table:table-cell table:style-name="ce7"/>
          <table:table-cell table:number-columns-repeated="3" table:style-name="ce8"/>
          <table:table-cell table:style-name="ce9"/>
          <table:table-cell table:number-columns-repeated="8" table:style-name="ce5"/>
          <table:table-cell table:number-columns-repeated="16370"/>
        </table:table-row>
        <table:table-row table:style-name="ro2">
          <table:table-cell table:style-name="ce10"/>
          <table:table-cell table:number-columns-repeated="4" table:style-name="ce5"/>
          <table:table-cell table:style-name="ce11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table:style-name="ce12"/>
          <table:table-cell office:value-type="string" table:style-name="ce1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Lise kira geliri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table:style-name="ce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235000" table:formula="of:=['004_Kira'.G3]" table:style-name="ce17">
            <text:p>235.000,00</text:p>
          </table:table-cell>
          <table:table-cell office:value-type="float" office:value="58750" table:formula="of:=[.A7]*[.B6]" table:style-name="ce18">
            <text:p>58.750,00</text:p>
          </table:table-cell>
          <table:table-cell office:value-type="float" office:value="58750" table:formula="of:=[.C6]*[.A7]" table:style-name="ce18">
            <text:p>58.750,00</text:p>
          </table:table-cell>
          <table:table-cell office:value-type="float" office:value="58750" table:formula="of:=[.D6]*[.A7]" table:style-name="ce18">
            <text:p>58.750,00</text:p>
          </table:table-cell>
          <table:table-cell office:value-type="float" office:value="58750" table:formula="of:=[.E6]*[.A7]" table:style-name="ce18">
            <text:p>58.750,00</text:p>
          </table:table-cell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ygaz Kira Geliri</text:p>
          </table:table-cell>
          <table:table-cell table:style-name="ce5"/>
          <table:table-cell table:style-name="ce21"/>
          <table:table-cell office:value-type="percentage" office:value="0.54200000000000004" table:style-name="ce21">
            <text:p>54,20%</text:p>
          </table:table-cell>
          <table:table-cell office:value-type="percentage" office:value="0.125" table:style-name="ce21">
            <text:p>12,50%</text:p>
          </table:table-cell>
          <table:table-cell office:value-type="percentage" office:value="0.33300000000000002" table:style-name="ce22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425000" table:formula="of:=['004_Kira'.G22]" table:style-name="ce20">
            <text:p>425.000,00</text:p>
          </table:table-cell>
          <table:table-cell table:number-columns-repeated="2" table:style-name="ce3"/>
          <table:table-cell office:value-type="float" office:value="230350.00000000003" table:formula="of:=[.D8]*[.A9]" table:style-name="ce3">
            <text:p>230.350,00</text:p>
          </table:table-cell>
          <table:table-cell office:value-type="float" office:value="53125" table:formula="of:=[.E8]*[.A9]" table:style-name="ce3">
            <text:p>53.125,00</text:p>
          </table:table-cell>
          <table:table-cell office:value-type="float" office:value="141525" table:formula="of:=[.F8]*[.A9]" table:style-name="ce23">
            <text:p>141.525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P Milangaz</text:p>
          </table:table-cell>
          <table:table-cell table:style-name="ce24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32]" table:style-name="ce20">
            <text:p>0,00</text:p>
          </table:table-cell>
          <table:table-cell table:style-name="ce26"/>
          <table:table-cell table:style-name="ce18"/>
          <table:table-cell office:value-type="float" office:value="0" table:formula="of:=[.D10]*[.A11]" table:style-name="ce18">
            <text:p>0,00</text:p>
          </table:table-cell>
          <table:table-cell office:value-type="float" office:value="0" table:formula="of:=[.E10]*[.A11]" table:style-name="ce18">
            <text:p>0,00</text:p>
          </table:table-cell>
          <table:table-cell office:value-type="float" office:value="0" table:formula="of:=[.F10]*[.A11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Ön</text:p>
          </table:table-cell>
          <table:table-cell table:style-name="ce7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50000" table:formula="of:=['004_Kira'.G13]*2/3" table:style-name="ce27">
            <text:p>50.000,00</text:p>
          </table:table-cell>
          <table:table-cell table:style-name="ce28"/>
          <table:table-cell table:style-name="ce3"/>
          <table:table-cell office:value-type="float" office:value="27100.000000000004" table:formula="of:=[.D12]*[.A13]" table:style-name="ce18">
            <text:p>27.100,00</text:p>
          </table:table-cell>
          <table:table-cell office:value-type="float" office:value="6250" table:formula="of:=[.E12]*[.A13]" table:style-name="ce18">
            <text:p>6.250,00</text:p>
          </table:table-cell>
          <table:table-cell office:value-type="float" office:value="16650" table:formula="of:=[.F12]*[.A13]" table:style-name="ce19">
            <text:p>16.65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Arka</text:p>
          </table:table-cell>
          <table:table-cell table:style-name="ce7"/>
          <table:table-cell table:style-name="ce16"/>
          <table:table-cell office:value-type="percentage" office:value="0.32500000000000001" table:formula="of:=13/40" table:style-name="ce16">
            <text:p>32,50%</text:p>
          </table:table-cell>
          <table:table-cell office:value-type="percentage" office:value="7.4999999999999997E-2" table:formula="of:=3/40" table:style-name="ce16">
            <text:p>7,50%</text:p>
          </table:table-cell>
          <table:table-cell office:value-type="percentage" office:value="0.6" table:style-name="ce16">
            <text:p>60,0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25000" table:formula="of:=['004_Kira'.G13]*1/3" table:style-name="ce27">
            <text:p>25.000,00</text:p>
          </table:table-cell>
          <table:table-cell table:style-name="ce28"/>
          <table:table-cell table:style-name="ce3"/>
          <table:table-cell office:value-type="float" office:value="8125" table:formula="of:=[.D14]*[.A15]" table:style-name="ce18">
            <text:p>8.125,00</text:p>
          </table:table-cell>
          <table:table-cell office:value-type="float" office:value="1875" table:formula="of:=[.E14]*[.A15]" table:style-name="ce18">
            <text:p>1.875,00</text:p>
          </table:table-cell>
          <table:table-cell office:value-type="float" office:value="15000" table:formula="of:=[.F14]*[.A15]" table:style-name="ce19">
            <text:p>15.00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7">
            <text:p>AP TOPLAM</text:p>
          </table:table-cell>
          <table:table-cell table:style-name="ce28"/>
          <table:table-cell table:style-name="ce3"/>
          <table:table-cell office:value-type="float" office:value="265575" table:formula="of:=[.D9]+[.D11]+[.D13]+[.D15]" table:style-name="ce18">
            <text:p>265.575,00</text:p>
          </table:table-cell>
          <table:table-cell office:value-type="float" office:value="61250" table:formula="of:=[.E9]+[.E11]+[.E13]+[.E15]" table:style-name="ce18">
            <text:p>61.250,00</text:p>
          </table:table-cell>
          <table:table-cell office:value-type="float" office:value="173175" table:formula="of:=[.F9]+[.F11]+[.F13]+[.F15]" table:style-name="ce18">
            <text:p>173.175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500000" table:formula="of:=[.A15]+[.A13]+[.A11]+[.A9]" table:style-name="ce17">
            <text:p>500.000,00</text:p>
          </table:table-cell>
          <table:table-cell table:style-name="ce28"/>
          <table:table-cell table:style-name="ce3"/>
          <table:table-cell table:number-columns-repeated="2" table:style-name="ce18"/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735000" table:formula="of:=[.A7]+[.A17]" table:style-name="ce17">
            <text:p>735.000,00</text:p>
          </table:table-cell>
          <table:table-cell office:value-type="percentage" office:value="7.9931972789115652E-2" table:formula="of:=[.B20]/[.$A$20]" table:style-name="ce29">
            <text:p>7,99%</text:p>
          </table:table-cell>
          <table:table-cell office:value-type="percentage" office:value="7.9931972789115652E-2" table:formula="of:=[.C20]/[.$A$20]" table:style-name="ce30">
            <text:p>7,99%</text:p>
          </table:table-cell>
          <table:table-cell office:value-type="percentage" office:value="0.44125850340136052" table:formula="of:=[.D20]/[.$A$20]" table:style-name="ce30">
            <text:p>44,13%</text:p>
          </table:table-cell>
          <table:table-cell office:value-type="percentage" office:value="0.16326530612244897" table:formula="of:=[.E20]/[.$A$20]" table:style-name="ce30">
            <text:p>16,33%</text:p>
          </table:table-cell>
          <table:table-cell office:value-type="percentage" office:value="0.23561224489795918" table:formula="of:=[.F20]/[.$A$20]" table:style-name="ce31">
            <text:p>23,56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string" table:style-name="ce32">
            <text:p>TOPLAM</text:p>
          </table:table-cell>
          <table:table-cell office:value-type="string" table:style-name="ce3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735000" table:formula="of:=SUM([.B20:.F20])" table:style-name="ce34">
            <text:p>735.000,00</text:p>
          </table:table-cell>
          <table:table-cell office:value-type="float" office:value="58750" table:formula="of:=[.B11]+[.B13]+[.B9]+[.B7]" table:style-name="ce34">
            <text:p>58.750,00</text:p>
          </table:table-cell>
          <table:table-cell office:value-type="float" office:value="58750" table:formula="of:=[.C11]+[.C13]+[.C9]+[.C7]" table:style-name="ce35">
            <text:p>58.750,00</text:p>
          </table:table-cell>
          <table:table-cell office:value-type="float" office:value="324325" table:formula="of:=[.D11]+[.D13]+[.D9]+[.D7]+[.D15]" table:style-name="ce35">
            <text:p>324.325,00</text:p>
          </table:table-cell>
          <table:table-cell office:value-type="float" office:value="120000" table:formula="of:=[.E11]+[.E13]+[.E9]+[.E7]+[.E15]" table:style-name="ce35">
            <text:p>120.000,00</text:p>
          </table:table-cell>
          <table:table-cell office:value-type="float" office:value="173175" table:formula="of:=[.F16]" table:style-name="ce35">
            <text:p>173.175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4">
          <table:table-cell office:value-type="string" table:style-name="ce36">
            <text:p>bu tablodaki rakamlar giderler düşüldükten sonra hesaplanan net miktarlardır.</text:p>
          </table:table-cell>
          <table:table-cell table:number-columns-repeated="7" table:style-name="ce36"/>
          <table:table-cell table:number-columns-repeated="56" table:style-name="ce37"/>
          <table:table-cell table:number-columns-repeated="16320"/>
        </table:table-row>
        <table:table-row table:number-rows-repeated="3" table:style-name="ro3">
          <table:table-cell table:number-columns-repeated="2" table:style-name="ce38"/>
          <table:table-cell table:style-name="ce39"/>
          <table:table-cell table:style-name="ce38"/>
          <table:table-cell table:style-name="ce40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6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number-columns-repeated="2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38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5"/>
          <table:table-cell table:style-name="ce41"/>
          <table:table-cell table:style-name="ce5"/>
          <table:table-cell table:number-columns-repeated="58" table:style-name="ce3"/>
          <table:table-cell table:number-columns-repeated="16320"/>
        </table:table-row>
        <table:table-row table:style-name="ro3">
          <table:table-cell table:number-columns-repeated="4" table:style-name="ce5"/>
          <table:table-cell table:style-name="ce40"/>
          <table:table-cell table:style-name="ce5"/>
          <table:table-cell table:number-columns-repeated="58" table:style-name="ce3"/>
          <table:table-cell table:number-columns-repeated="16320"/>
        </table:table-row>
        <table:table-row table:number-rows-repeated="2" table:style-name="ro2">
          <table:table-cell table:number-columns-repeated="64" table:style-name="ce5"/>
          <table:table-cell table:number-columns-repeated="16320"/>
        </table:table-row>
        <table:table-row table:number-rows-repeated="9" table:style-name="ro2">
          <table:table-cell table:number-columns-repeated="6" table:style-name="ce5"/>
          <table:table-cell table:number-columns-repeated="16378"/>
        </table:table-row>
        <table:table-row table:number-rows-repeated="1048535" table:style-name="ro2">
          <table:table-cell table:number-columns-repeated="16384"/>
        </table:table-row>
      </table:table>
      <table:table table:name="004_Kira" table:style-name="ta2">
        <table:table-column table:style-name="co12" table:default-cell-style-name="ce42"/>
        <table:table-column table:style-name="co14" table:default-cell-style-name="ce42"/>
        <table:table-column table:style-name="co15" table:default-cell-style-name="ce43"/>
        <table:table-column table:style-name="co12" table:default-cell-style-name="ce42"/>
        <table:table-column table:style-name="co8" table:default-cell-style-name="ce42"/>
        <table:table-column table:style-name="co4" table:default-cell-style-name="ce43"/>
        <table:table-column table:style-name="co12" table:default-cell-style-name="ce43"/>
        <table:table-column table:style-name="co16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43"/>
          <table:table-cell table:number-columns-repeated="2"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46">
            <text:p>Lise arkası Kira</text:p>
          </table:table-cell>
          <table:table-cell table:number-columns-repeated="3" table:style-name="ce42"/>
          <table:table-cell office:value-type="string" table:style-name="ce47">
            <text:p>Toplam</text:p>
          </table:table-cell>
          <table:table-cell office:value-type="float" office:value="360000" table:formula="of:=SUM([.F5:.F8])" table:style-name="ce48">
            <text:p>360.000,00</text:p>
          </table:table-cell>
          <table:table-cell office:value-type="float" office:value="235000" table:formula="of:=SUM([.G5:.G8])" table:style-name="ce48">
            <text:p>235.000,00</text:p>
          </table:table-cell>
          <table:table-cell office:value-type="float" office:value="125000" table:formula="of:=[.F3]-[.G3]" table:style-name="ce48">
            <text:p>125.00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number-columns-repeated="3"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125000" table:formula="of:=[.H7]+[.F6]-[.G6]" table:style-name="ce43">
            <text:p>125.00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53"/>
          <table:table-cell table:style-name="ce42"/>
          <table:table-cell table:style-name="ce43"/>
          <table:table-cell table:number-columns-repeated="2" table:style-name="ce42"/>
          <table:table-cell table:style-name="ce55"/>
          <table:table-cell office:value-type="float" office:value="125000" table:formula="of:=[.H8]+[.F7]-[.G7]" table:style-name="ce43">
            <text:p>125.000,00</text:p>
          </table:table-cell>
          <table:table-cell table:number-columns-repeated="16376"/>
        </table:table-row>
        <table:table-row table:style-name="ro4">
          <table:table-cell table:style-name="ce52"/>
          <table:table-cell office:value-type="string" table:style-name="ce43">
            <text:p>bankadan</text:p>
          </table:table-cell>
          <table:table-cell table:style-name="ce42"/>
          <table:table-cell table:style-name="ce43"/>
          <table:table-cell table:style-name="ce42"/>
          <table:table-cell office:value-type="float" office:value="360000" table:style-name="ce43">
            <text:p>360.000,00</text:p>
          </table:table-cell>
          <table:table-cell office:value-type="float" office:value="235000" table:style-name="ce43">
            <text:p>235.000,00</text:p>
          </table:table-cell>
          <table:table-cell office:value-type="float" office:value="125000" table:formula="of:=[.F8]-[.G8]" table:style-name="ce43">
            <text:p>125.000,00</text:p>
          </table:table-cell>
          <table:table-cell table:number-columns-repeated="16376"/>
        </table:table-row>
        <table:table-row table:number-rows-repeated="4"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5">
          <table:table-cell office:value-type="string" table:style-name="ce56">
            <text:p>Ali Paşa Yıkama<text:s/></text:p>
          </table:table-cell>
          <table:table-cell table:style-name="ce1"/>
          <table:table-cell table:style-name="ce43"/>
          <table:table-cell table:style-name="ce42"/>
          <table:table-cell office:value-type="string" table:style-name="ce47">
            <text:p>Toplam</text:p>
          </table:table-cell>
          <table:table-cell office:value-type="float" office:value="75000" table:formula="of:=SUM([.F17:.F19])" table:style-name="ce48">
            <text:p>75.000,00</text:p>
          </table:table-cell>
          <table:table-cell office:value-type="float" office:value="75000" table:formula="of:=SUM([.G16:.G19])" table:style-name="ce48">
            <text:p>75.000,00</text:p>
          </table:table-cell>
          <table:table-cell office:value-type="float" office:value="0" table:formula="of:=[.F13]-[.G13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50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style-name="ce57"/>
          <table:table-cell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H18]+[.F17]-[.G1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7"/>
          <table:table-cell table:style-name="ce1"/>
          <table:table-cell table:style-name="ce43"/>
          <table:table-cell table:number-columns-repeated="3" table:style-name="ce42"/>
          <table:table-cell table:style-name="ce55"/>
          <table:table-cell office:value-type="float" office:value="0" table:formula="of:=[.H19]+[.F18]-[.G18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42"/>
          <table:table-cell office:value-type="string" table:style-name="ce1">
            <text:p>geçniş borç</text:p>
          </table:table-cell>
          <table:table-cell table:style-name="ce43"/>
          <table:table-cell table:number-columns-repeated="2" table:style-name="ce42"/>
          <table:table-cell office:value-type="float" office:value="75000" table:style-name="ce43">
            <text:p>75.000,00</text:p>
          </table:table-cell>
          <table:table-cell office:value-type="float" office:value="75000" table:style-name="ce43">
            <text:p>75.000,00</text:p>
          </table:table-cell>
          <table:table-cell office:value-type="float" office:value="0" table:formula="of:=[.F19]-[.G19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58">
            <text:p>Ali Paşa Ay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425000" table:formula="of:=SUM([.F25:.F30])" table:style-name="ce48">
            <text:p>425.000,00</text:p>
          </table:table-cell>
          <table:table-cell office:value-type="float" office:value="425000" table:formula="of:=SUM([.G25:.G30])" table:style-name="ce61">
            <text:p>425.000,00</text:p>
          </table:table-cell>
          <table:table-cell office:value-type="float" office:value="0" table:formula="of:=[.F22]-[.G22]" table:style-name="ce48">
            <text:p>0,00</text:p>
          </table:table-cell>
          <table:table-cell table:number-columns-repeated="16376"/>
        </table:table-row>
        <table:table-row table:style-name="ro6">
          <table:table-cell table:style-name="ce1"/>
          <table:table-cell table:style-name="ce62"/>
          <table:table-cell table:style-name="ce59"/>
          <table:table-cell table:number-columns-repeated="5" table:style-name="ce1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number-rows-repeated="3"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3" table:style-name="ce59"/>
          <table:table-cell table:number-columns-repeated="16376"/>
        </table:table-row>
        <table:table-row table:style-name="ro4">
          <table:table-cell table:style-name="ce54"/>
          <table:table-cell office:value-type="string" table:style-name="ce1">
            <text:p>2024-25 kra bedeli tüm arsa</text:p>
          </table:table-cell>
          <table:table-cell table:style-name="ce59"/>
          <table:table-cell table:number-columns-repeated="2" table:style-name="ce54"/>
          <table:table-cell office:value-type="float" office:value="350000" table:style-name="ce59">
            <text:p>350.000,00</text:p>
          </table:table-cell>
          <table:table-cell office:value-type="float" office:value="350000" table:style-name="ce59">
            <text:p>350.000,00</text:p>
          </table:table-cell>
          <table:table-cell office:value-type="float" office:value="0" table:formula="of:=[.H29]+[.F28]-[.G28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office:value-type="string" table:style-name="ce1">
            <text:p>geçniş borç</text:p>
          </table:table-cell>
          <table:table-cell table:style-name="ce59"/>
          <table:table-cell table:number-columns-repeated="2" table:style-name="ce54"/>
          <table:table-cell office:value-type="float" office:value="75000" table:style-name="ce59">
            <text:p>75.000,00</text:p>
          </table:table-cell>
          <table:table-cell office:value-type="float" office:value="75000" table:style-name="ce59">
            <text:p>75.000,00</text:p>
          </table:table-cell>
          <table:table-cell office:value-type="float" office:value="0" table:formula="of:=[.F29]-[.G29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65"/>
          <table:table-cell table:style-name="ce66"/>
          <table:table-cell table:style-name="ce67"/>
          <table:table-cell table:number-columns-repeated="2" table:style-name="ce65"/>
          <table:table-cell table:number-columns-repeated="3" table:style-name="ce67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5">
          <table:table-cell office:value-type="string" table:style-name="ce58">
            <text:p>Ali Paşa Milan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35:.F39])" table:style-name="ce48">
            <text:p>0,00</text:p>
          </table:table-cell>
          <table:table-cell office:value-type="float" office:value="0" table:formula="of:=SUM([.G35:.G39])" table:style-name="ce48">
            <text:p>0,00</text:p>
          </table:table-cell>
          <table:table-cell office:value-type="float" office:value="0" table:formula="of:=[.F32]-[.G32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7]+[.F36]-[.G36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8]+[.F37]-[.G37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68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9]+[.F38]-[.G38]" table:style-name="ce59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number-rows-repeated="1048537" table:style-name="ro4">
          <table:table-cell table:number-columns-repeated="16384"/>
        </table:table-row>
      </table:table>
      <table:table table:name="AP" table:style-name="ta2">
        <table:table-column table:style-name="co17" table:default-cell-style-name="ce69"/>
        <table:table-column table:style-name="co14" table:default-cell-style-name="ce42"/>
        <table:table-column table:style-name="co11" table:default-cell-style-name="ce71"/>
        <table:table-column table:style-name="co18" table:default-cell-style-name="ce72"/>
        <table:table-column table:style-name="co19" table:default-cell-style-name="ce73"/>
        <table:table-column table:style-name="co20" table:default-cell-style-name="ce43"/>
        <table:table-column table:style-name="co21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1" table:default-cell-style-name="ce1"/>
        <table:table-row table:style-name="ro2">
          <table:table-cell table:style-name="ce69"/>
          <table:table-cell office:value-type="string" table:style-name="ce70">
            <text:p><text:s/>- 2024 - 2025</text:p>
          </table:table-cell>
          <table:table-cell table:style-name="ce71"/>
          <table:table-cell table:style-name="ce72"/>
          <table:table-cell table:style-name="ce73"/>
          <table:table-cell table:number-columns-repeated="2" table:style-name="ce43"/>
          <table:table-cell table:number-columns-repeated="16377"/>
        </table:table-row>
        <table:table-row table:style-name="ro4">
          <table:table-cell table:style-name="ce74"/>
          <table:table-cell table:style-name="ce44"/>
          <table:table-cell table:style-name="ce75"/>
          <table:table-cell table:style-name="ce76"/>
          <table:table-cell table:style-name="ce77"/>
          <table:table-cell table:number-columns-repeated="2" table:style-name="ce45"/>
          <table:table-cell table:number-columns-repeated="16377"/>
        </table:table-row>
        <table:table-row table:style-name="ro5">
          <table:table-cell table:style-name="ce78"/>
          <table:table-cell table:style-name="ce42"/>
          <table:table-cell table:style-name="ce71"/>
          <table:table-cell table:style-name="ce72"/>
          <table:table-cell office:value-type="float" office:value="560625.98574399995" table:formula="of:=SUM([.E6:.E64])" table:style-name="ce79">
            <text:p>560.625,99<text:s/></text:p>
          </table:table-cell>
          <table:table-cell office:value-type="float" office:value="550000" table:formula="of:=SUM([.F6:.F64])" table:style-name="ce79">
            <text:p>550.000,00<text:s/></text:p>
          </table:table-cell>
          <table:table-cell office:value-type="float" office:value="10625.985743999947" table:formula="of:=[.E3]-[.F3]" table:style-name="ce64">
            <text:p>10.625,99</text:p>
          </table:table-cell>
          <table:table-cell table:number-columns-repeated="16377"/>
        </table:table-row>
        <table:table-row table:style-name="ro4">
          <table:table-cell office:value-type="string" table:style-name="ce80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81">
            <text:p>Tüfe endeks<text:s/></text:p>
          </table:table-cell>
          <table:table-cell office:value-type="string" table:style-name="ce82">
            <text:p>Tüfe %</text:p>
          </table:table-cell>
          <table:table-cell office:value-type="string" table:style-name="ce79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7"/>
        </table:table-row>
        <table:table-row table:style-name="ro4">
          <table:table-cell table:style-name="ce69"/>
          <table:table-cell table:style-name="ce43"/>
          <table:table-cell table:style-name="ce71"/>
          <table:table-cell table:style-name="ce72"/>
          <table:table-cell table:style-name="ce73"/>
          <table:table-cell table:number-columns-repeated="2" table:style-name="ce43"/>
          <table:table-cell table:number-columns-repeated="16377"/>
        </table:table-row>
        <table:table-row table:style-name="ro4">
          <table:table-cell table:style-name="ce69"/>
          <table:table-cell table:style-name="ce42"/>
          <table:table-cell table:style-name="ce71"/>
          <table:table-cell table:style-name="ce72"/>
          <table:table-cell table:style-name="ce73"/>
          <table:table-cell table:style-name="ce43"/>
          <table:table-cell office:value-type="float" office:value="10625.985744000005" table:formula="of:=[.G7]+[.E6]-[.F6]" table:style-name="ce83">
            <text:p>10.625,99</text:p>
          </table:table-cell>
          <table:table-cell table:number-columns-repeated="16377"/>
        </table:table-row>
        <table:table-row table:style-name="ro4">
          <table:table-cell table:style-name="ce84"/>
          <table:table-cell office:value-type="string" table:style-name="ce85">
            <text:p>KALAN BAKİYE BORÇ</text:p>
          </table:table-cell>
          <table:table-cell table:style-name="ce86"/>
          <table:table-cell table:style-name="ce87"/>
          <table:table-cell table:style-name="ce88"/>
          <table:table-cell table:style-name="ce89"/>
          <table:table-cell office:value-type="float" office:value="10625.985744000005" table:formula="of:=[.G8]+[.E7]-[.F7]" table:style-name="ce90">
            <text:p>10.625,99</text:p>
          </table:table-cell>
          <table:table-cell table:number-columns-repeated="16377"/>
        </table:table-row>
        <table:table-row table:style-name="ro4">
          <table:table-cell office:value-type="date" office:date-value="2024-10-08T00:00:00" table:style-name="ce91">
            <text:p>08.10.24</text:p>
          </table:table-cell>
          <table:table-cell office:value-type="string" table:style-name="ce92">
            <text:p>banka ödemesi</text:p>
          </table:table-cell>
          <table:table-cell table:style-name="ce93"/>
          <table:table-cell table:style-name="ce94"/>
          <table:table-cell table:style-name="ce95"/>
          <table:table-cell office:value-type="float" office:value="350000" table:style-name="ce96">
            <text:p>350.000,00</text:p>
          </table:table-cell>
          <table:table-cell office:value-type="float" office:value="10625.985744000005" table:formula="of:=[.G9]+[.E8]-[.F8]" table:style-name="ce43">
            <text:p>10.625,99</text:p>
          </table:table-cell>
          <table:table-cell table:number-columns-repeated="16377"/>
        </table:table-row>
        <table:table-row table:style-name="ro4">
          <table:table-cell table:style-name="ce69"/>
          <table:table-cell table:style-name="ce53"/>
          <table:table-cell table:style-name="ce71"/>
          <table:table-cell table:style-name="ce72"/>
          <table:table-cell table:style-name="ce73"/>
          <table:table-cell table:style-name="ce43"/>
          <table:table-cell office:value-type="float" office:value="360625.98574400001" table:formula="of:=[.G10]+[.E9]-[.F9]" table:style-name="ce43">
            <text:p>360.625,99</text:p>
          </table:table-cell>
          <table:table-cell table:number-columns-repeated="16377"/>
        </table:table-row>
        <table:table-row table:style-name="ro4">
          <table:table-cell table:style-name="ce69"/>
          <table:table-cell table:style-name="ce53"/>
          <table:table-cell table:style-name="ce71"/>
          <table:table-cell table:style-name="ce72"/>
          <table:table-cell table:style-name="ce73"/>
          <table:table-cell table:style-name="ce43"/>
          <table:table-cell office:value-type="float" office:value="360625.98574400001" table:formula="of:=[.G11]+[.E10]-[.F10]" table:style-name="ce43">
            <text:p>360.625,99</text:p>
          </table:table-cell>
          <table:table-cell table:number-columns-repeated="16377"/>
        </table:table-row>
        <table:table-row table:style-name="ro4">
          <table:table-cell office:value-type="date" office:date-value="2024-09-30T00:00:00" table:style-name="ce69">
            <text:p>30.09.24</text:p>
          </table:table-cell>
          <table:table-cell office:value-type="string" table:style-name="ce53">
            <text:p>2024-25 kira haziran-eylül <text:s/>3 ay tüfe farkı % 8,67</text:p>
          </table:table-cell>
          <table:table-cell table:style-name="ce97"/>
          <table:table-cell office:value-type="percentage" office:value="8.6699999999999999E-2" table:style-name="ce98">
            <text:p>8,67%</text:p>
          </table:table-cell>
          <table:table-cell office:value-type="float" office:value="30345" table:formula="of:=[.E12]*[.D11]" table:style-name="ce99">
            <text:p>30.345,00<text:s/></text:p>
          </table:table-cell>
          <table:table-cell table:style-name="ce43"/>
          <table:table-cell office:value-type="float" office:value="360625.98574400001" table:formula="of:=[.G12]+[.E11]-[.F11]" table:style-name="ce43">
            <text:p>360.625,99</text:p>
          </table:table-cell>
          <table:table-cell table:number-columns-repeated="16377"/>
        </table:table-row>
        <table:table-row table:style-name="ro4">
          <table:table-cell office:value-type="date" office:date-value="2024-06-30T00:00:00" table:style-name="ce100">
            <text:p>30.06.24</text:p>
          </table:table-cell>
          <table:table-cell office:value-type="string" table:style-name="ce101">
            <text:p>haziran 2024- haziran 25 <text:s/>kira<text:s/></text:p>
          </table:table-cell>
          <table:table-cell table:style-name="ce102"/>
          <table:table-cell table:style-name="ce103"/>
          <table:table-cell office:value-type="float" office:value="350000" table:style-name="ce104">
            <text:p>350.000,00<text:s/></text:p>
          </table:table-cell>
          <table:table-cell table:style-name="ce105"/>
          <table:table-cell office:value-type="float" office:value="330280.98574400001" table:formula="of:=[.G13]+[.E12]-[.F12]" table:style-name="ce105">
            <text:p>330.280,99</text:p>
          </table:table-cell>
          <table:table-cell table:number-columns-repeated="16377"/>
        </table:table-row>
        <table:table-row table:style-name="ro4">
          <table:table-cell table:style-name="ce69"/>
          <table:table-cell table:style-name="ce53"/>
          <table:table-cell table:style-name="ce71"/>
          <table:table-cell table:style-name="ce72"/>
          <table:table-cell table:style-name="ce73"/>
          <table:table-cell table:style-name="ce43"/>
          <table:table-cell office:value-type="float" office:value="-19719.01425599998" table:formula="of:=[.G14]+[.E13]-[.F13]" table:style-name="ce43">
            <text:p>-19.719,01</text:p>
          </table:table-cell>
          <table:table-cell table:number-columns-repeated="16377"/>
        </table:table-row>
        <table:table-row table:style-name="ro4">
          <table:table-cell table:style-name="ce69"/>
          <table:table-cell table:style-name="ce53"/>
          <table:table-cell table:style-name="ce71"/>
          <table:table-cell table:style-name="ce72"/>
          <table:table-cell table:style-name="ce73"/>
          <table:table-cell table:style-name="ce43"/>
          <table:table-cell office:value-type="float" office:value="-19719.01425599998" table:formula="of:=[.G15]+[.E14]-[.F14]" table:style-name="ce43">
            <text:p>-19.719,01</text:p>
          </table:table-cell>
          <table:table-cell table:number-columns-repeated="16377"/>
        </table:table-row>
        <table:table-row table:style-name="ro4">
          <table:table-cell table:style-name="ce84"/>
          <table:table-cell office:value-type="string" table:style-name="ce85">
            <text:p>KALAN BAKİYE BORÇ</text:p>
          </table:table-cell>
          <table:table-cell table:style-name="ce86"/>
          <table:table-cell table:style-name="ce87"/>
          <table:table-cell table:style-name="ce88"/>
          <table:table-cell table:style-name="ce89"/>
          <table:table-cell office:value-type="float" office:value="-19719.01425599998" table:formula="of:=[.G16]+[.E15]-[.F15]" table:style-name="ce90">
            <text:p>-19.719,01</text:p>
          </table:table-cell>
          <table:table-cell table:number-columns-repeated="16377"/>
        </table:table-row>
        <table:table-row table:style-name="ro4">
          <table:table-cell table:style-name="ce69"/>
          <table:table-cell table:style-name="ce53"/>
          <table:table-cell table:style-name="ce71"/>
          <table:table-cell table:style-name="ce72"/>
          <table:table-cell table:style-name="ce73"/>
          <table:table-cell table:style-name="ce43"/>
          <table:table-cell office:value-type="float" office:value="-19719.01425599998" table:formula="of:=[.G17]+[.E16]-[.F16]" table:style-name="ce43">
            <text:p>-19.719,01</text:p>
          </table:table-cell>
          <table:table-cell table:number-columns-repeated="16377"/>
        </table:table-row>
        <table:table-row table:style-name="ro4">
          <table:table-cell office:value-type="date" office:date-value="2024-10-08T00:00:00" table:style-name="ce91">
            <text:p>08.10.24</text:p>
          </table:table-cell>
          <table:table-cell office:value-type="string" table:style-name="ce92">
            <text:p>banka ödemesi</text:p>
          </table:table-cell>
          <table:table-cell table:style-name="ce93"/>
          <table:table-cell table:style-name="ce94"/>
          <table:table-cell table:style-name="ce95"/>
          <table:table-cell office:value-type="float" office:value="150000" table:style-name="ce96">
            <text:p>150.000,00</text:p>
          </table:table-cell>
          <table:table-cell office:value-type="float" office:value="-19719.01425599998" table:formula="of:=[.G18]+[.E17]-[.F17]" table:style-name="ce43">
            <text:p>-19.719,01</text:p>
          </table:table-cell>
          <table:table-cell table:number-columns-repeated="16377"/>
        </table:table-row>
        <table:table-row table:style-name="ro4">
          <table:table-cell office:value-type="date" office:date-value="2024-10-08T00:00:00" table:style-name="ce69">
            <text:p>08.10.24</text:p>
          </table:table-cell>
          <table:table-cell office:value-type="string" table:style-name="ce42">
            <text:p>haziran 2023-eylül 2024 tüfe farkı 15 ay</text:p>
          </table:table-cell>
          <table:table-cell table:style-name="ce71"/>
          <table:table-cell office:value-type="percentage" office:value="0.86160000000000003" table:style-name="ce72">
            <text:p>86,16%</text:p>
          </table:table-cell>
          <table:table-cell office:value-type="float" office:value="60297.645744000009" table:formula="of:=[.G19]*[.D18]" table:style-name="ce73">
            <text:p>60.297,65<text:s/></text:p>
          </table:table-cell>
          <table:table-cell table:style-name="ce43"/>
          <table:table-cell office:value-type="float" office:value="130280.98574400002" table:formula="of:=[.G19]+[.E18]-[.F18]" table:style-name="ce43">
            <text:p>130.280,99</text:p>
          </table:table-cell>
          <table:table-cell table:number-columns-repeated="16377"/>
        </table:table-row>
        <table:table-row table:style-name="ro4">
          <table:table-cell table:style-name="ce69"/>
          <table:table-cell office:value-type="string" table:style-name="ce53">
            <text:p>noter ihtar masrafı</text:p>
          </table:table-cell>
          <table:table-cell table:style-name="ce71"/>
          <table:table-cell table:style-name="ce72"/>
          <table:table-cell office:value-type="float" office:value="629.52" table:style-name="ce73">
            <text:p>629,52<text:s/></text:p>
          </table:table-cell>
          <table:table-cell table:style-name="ce43"/>
          <table:table-cell office:value-type="float" office:value="69983.340000000011" table:formula="of:=[.G20]+[.E19]-[.F19]" table:style-name="ce43">
            <text:p>69.983,34</text:p>
          </table:table-cell>
          <table:table-cell table:number-columns-repeated="16377"/>
        </table:table-row>
        <table:table-row table:style-name="ro4">
          <table:table-cell table:style-name="ce69"/>
          <table:table-cell office:value-type="string" table:style-name="ce53">
            <text:p>icraya masraf için yatan</text:p>
          </table:table-cell>
          <table:table-cell table:style-name="ce71"/>
          <table:table-cell table:style-name="ce72"/>
          <table:table-cell office:value-type="float" office:value="200" table:style-name="ce73">
            <text:p>200,00<text:s/></text:p>
          </table:table-cell>
          <table:table-cell table:style-name="ce43"/>
          <table:table-cell office:value-type="float" office:value="69353.820000000007" table:formula="of:=[.G21]+[.E20]-[.F20]" table:style-name="ce43">
            <text:p>69.353,82</text:p>
          </table:table-cell>
          <table:table-cell table:number-columns-repeated="16377"/>
        </table:table-row>
        <table:table-row table:style-name="ro4">
          <table:table-cell table:style-name="ce69"/>
          <table:table-cell office:value-type="string" table:style-name="ce53">
            <text:p>icra başvuru harcı</text:p>
          </table:table-cell>
          <table:table-cell table:style-name="ce71"/>
          <table:table-cell table:style-name="ce72"/>
          <table:table-cell office:value-type="float" office:value="393.45" table:style-name="ce73">
            <text:p>393,45<text:s/></text:p>
          </table:table-cell>
          <table:table-cell table:style-name="ce43"/>
          <table:table-cell office:value-type="float" office:value="69153.820000000007" table:formula="of:=[.G22]+[.E21]-[.F21]" table:style-name="ce43">
            <text:p>69.153,82</text:p>
          </table:table-cell>
          <table:table-cell table:number-columns-repeated="16377"/>
        </table:table-row>
        <table:table-row table:style-name="ro4">
          <table:table-cell table:style-name="ce69"/>
          <table:table-cell office:value-type="string" table:style-name="ce53">
            <text:p>avukat vekalet</text:p>
          </table:table-cell>
          <table:table-cell table:style-name="ce71"/>
          <table:table-cell table:style-name="ce72"/>
          <table:table-cell office:value-type="float" office:value="1000" table:style-name="ce73">
            <text:p>1.000,00<text:s/></text:p>
          </table:table-cell>
          <table:table-cell table:style-name="ce43"/>
          <table:table-cell office:value-type="float" office:value="68760.37000000001" table:formula="of:=[.G23]+[.E22]-[.F22]" table:style-name="ce43">
            <text:p>68.760,37</text:p>
          </table:table-cell>
          <table:table-cell table:number-columns-repeated="16377"/>
        </table:table-row>
        <table:table-row table:style-name="ro4">
          <table:table-cell table:style-name="ce69"/>
          <table:table-cell office:value-type="string" table:style-name="ce53">
            <text:p>dv usulsüzlük cezası</text:p>
          </table:table-cell>
          <table:table-cell table:style-name="ce71"/>
          <table:table-cell table:style-name="ce72"/>
          <table:table-cell office:value-type="float" office:value="52.5" table:style-name="ce73">
            <text:p>52,50<text:s/></text:p>
          </table:table-cell>
          <table:table-cell table:style-name="ce43"/>
          <table:table-cell office:value-type="float" office:value="67760.37000000001" table:formula="of:=[.G24]+[.E23]-[.F23]" table:style-name="ce43">
            <text:p>67.760,37</text:p>
          </table:table-cell>
          <table:table-cell table:number-columns-repeated="16377"/>
        </table:table-row>
        <table:table-row table:style-name="ro4">
          <table:table-cell table:style-name="ce69"/>
          <table:table-cell office:value-type="string" table:style-name="ce53">
            <text:p>dv<text:s text:c="2"/></text:p>
          </table:table-cell>
          <table:table-cell table:style-name="ce71"/>
          <table:table-cell table:style-name="ce72"/>
          <table:table-cell office:value-type="float" office:value="156.02000000000001" table:style-name="ce73">
            <text:p>156,02<text:s/></text:p>
          </table:table-cell>
          <table:table-cell table:style-name="ce43"/>
          <table:table-cell office:value-type="float" office:value="67707.87000000001" table:formula="of:=[.G25]+[.E24]-[.F24]" table:style-name="ce43">
            <text:p>67.707,87</text:p>
          </table:table-cell>
          <table:table-cell table:number-columns-repeated="16377"/>
        </table:table-row>
        <table:table-row table:style-name="ro4">
          <table:table-cell table:style-name="ce69"/>
          <table:table-cell office:value-type="string" table:style-name="ce53">
            <text:p>icra masraf avansı</text:p>
          </table:table-cell>
          <table:table-cell table:style-name="ce71"/>
          <table:table-cell table:style-name="ce72"/>
          <table:table-cell office:value-type="float" office:value="87" table:style-name="ce73">
            <text:p>87,00<text:s/></text:p>
          </table:table-cell>
          <table:table-cell table:style-name="ce43"/>
          <table:table-cell office:value-type="float" office:value="67551.850000000006" table:formula="of:=[.G26]+[.E25]-[.F25]" table:style-name="ce43">
            <text:p>67.551,85</text:p>
          </table:table-cell>
          <table:table-cell table:number-columns-repeated="16377"/>
        </table:table-row>
        <table:table-row table:style-name="ro4">
          <table:table-cell table:style-name="ce69"/>
          <table:table-cell office:value-type="string" table:style-name="ce53">
            <text:p>icra harç</text:p>
          </table:table-cell>
          <table:table-cell table:style-name="ce71"/>
          <table:table-cell table:style-name="ce72"/>
          <table:table-cell office:value-type="float" office:value="1469.85" table:style-name="ce73">
            <text:p>1.469,85<text:s/></text:p>
          </table:table-cell>
          <table:table-cell table:style-name="ce43"/>
          <table:table-cell office:value-type="float" office:value="67464.850000000006" table:formula="of:=[.G27]+[.E26]-[.F26]" table:style-name="ce43">
            <text:p>67.464,85</text:p>
          </table:table-cell>
          <table:table-cell table:number-columns-repeated="16377"/>
        </table:table-row>
        <table:table-row table:style-name="ro4">
          <table:table-cell table:style-name="ce69"/>
          <table:table-cell table:style-name="ce42"/>
          <table:table-cell table:style-name="ce71"/>
          <table:table-cell table:style-name="ce72"/>
          <table:table-cell table:style-name="ce73"/>
          <table:table-cell table:style-name="ce55"/>
          <table:table-cell office:value-type="float" office:value="65995" table:formula="of:=[.G28]+[.E27]-[.F27]" table:style-name="ce43">
            <text:p>65.995,00</text:p>
          </table:table-cell>
          <table:table-cell table:number-columns-repeated="16377"/>
        </table:table-row>
        <table:table-row table:style-name="ro4">
          <table:table-cell table:style-name="ce69"/>
          <table:table-cell office:value-type="string" table:style-name="ce106">
            <text:p>Ödeme</text:p>
          </table:table-cell>
          <table:table-cell table:style-name="ce93"/>
          <table:table-cell table:style-name="ce94"/>
          <table:table-cell table:style-name="ce95"/>
          <table:table-cell office:value-type="float" office:value="50000" table:style-name="ce107">
            <text:p>50.000,00</text:p>
          </table:table-cell>
          <table:table-cell office:value-type="float" office:value="65995" table:formula="of:=[.G29]+[.E28]-[.F28]" table:style-name="ce43">
            <text:p>65.995,00</text:p>
          </table:table-cell>
          <table:table-cell table:number-columns-repeated="16377"/>
        </table:table-row>
        <table:table-row table:style-name="ro4">
          <table:table-cell table:style-name="ce69"/>
          <table:table-cell table:style-name="ce42"/>
          <table:table-cell table:style-name="ce71"/>
          <table:table-cell table:style-name="ce72"/>
          <table:table-cell table:style-name="ce73"/>
          <table:table-cell table:style-name="ce55"/>
          <table:table-cell office:value-type="float" office:value="115995" table:formula="of:=[.G30]+[.E29]-[.F29]" table:style-name="ce43">
            <text:p>115.995,00</text:p>
          </table:table-cell>
          <table:table-cell table:number-columns-repeated="16377"/>
        </table:table-row>
        <table:table-row table:style-name="ro4">
          <table:table-cell table:style-name="ce69"/>
          <table:table-cell office:value-type="string" table:style-name="ce42">
            <text:p>adem kesici 50000 TL ödemenin dışında ödeme yapmadı</text:p>
          </table:table-cell>
          <table:table-cell table:style-name="ce71"/>
          <table:table-cell table:style-name="ce72"/>
          <table:table-cell table:style-name="ce73"/>
          <table:table-cell table:style-name="ce55"/>
          <table:table-cell office:value-type="float" office:value="115995" table:formula="of:=[.G31]+[.E30]-[.F30]" table:style-name="ce43">
            <text:p>115.995,00</text:p>
          </table:table-cell>
          <table:table-cell table:number-columns-repeated="16377"/>
        </table:table-row>
        <table:table-row table:style-name="ro4">
          <table:table-cell table:style-name="ce69"/>
          <table:table-cell office:value-type="string" table:style-name="ce42">
            <text:p>atila balcı adem kesici ile 100 000 TL ye anlaştı</text:p>
          </table:table-cell>
          <table:table-cell table:style-name="ce71"/>
          <table:table-cell table:style-name="ce72"/>
          <table:table-cell table:style-name="ce73"/>
          <table:table-cell table:style-name="ce55"/>
          <table:table-cell office:value-type="float" office:value="115995" table:formula="of:=[.G32]+[.E31]-[.F31]" table:style-name="ce43">
            <text:p>115.995,00</text:p>
          </table:table-cell>
          <table:table-cell table:number-columns-repeated="16377"/>
        </table:table-row>
        <table:table-row table:style-name="ro4">
          <table:table-cell table:style-name="ce69"/>
          <table:table-cell table:style-name="ce42"/>
          <table:table-cell table:style-name="ce71"/>
          <table:table-cell table:style-name="ce72"/>
          <table:table-cell table:style-name="ce73"/>
          <table:table-cell table:style-name="ce55"/>
          <table:table-cell office:value-type="float" office:value="115995" table:formula="of:=[.G33]+[.E32]-[.F32]" table:style-name="ce43">
            <text:p>115.995,00</text:p>
          </table:table-cell>
          <table:table-cell table:number-columns-repeated="16377"/>
        </table:table-row>
        <table:table-row table:style-name="ro4">
          <table:table-cell office:value-type="date" office:date-value="2023-06-30T00:00:00" table:style-name="ce100">
            <text:p>30.06.23</text:p>
          </table:table-cell>
          <table:table-cell office:value-type="string" table:style-name="ce108">
            <text:p>haziran 23- haziran 2024</text:p>
          </table:table-cell>
          <table:table-cell table:style-name="ce109"/>
          <table:table-cell table:style-name="ce110"/>
          <table:table-cell office:value-type="float" office:value="100000" table:style-name="ce111">
            <text:p>100.000,00<text:s/></text:p>
          </table:table-cell>
          <table:table-cell table:style-name="ce43"/>
          <table:table-cell office:value-type="float" office:value="115995" table:formula="of:=[.G34]+[.E33]-[.F33]" table:style-name="ce43">
            <text:p>115.995,00</text:p>
          </table:table-cell>
          <table:table-cell table:number-columns-repeated="16377"/>
        </table:table-row>
        <table:table-row table:style-name="ro4">
          <table:table-cell table:style-name="ce69"/>
          <table:table-cell office:value-type="string" table:style-name="ce42">
            <text:p>haziran 22-2023 tüfe farkı 12 ay</text:p>
          </table:table-cell>
          <table:table-cell table:style-name="ce71"/>
          <table:table-cell office:value-type="percentage" office:value="0.59950000000000003" table:style-name="ce72">
            <text:p>59,95%</text:p>
          </table:table-cell>
          <table:table-cell office:value-type="float" office:value="5995" table:formula="of:=[.G35]*[.D34]" table:style-name="ce73">
            <text:p>5.995,00<text:s/></text:p>
          </table:table-cell>
          <table:table-cell table:style-name="ce43"/>
          <table:table-cell office:value-type="float" office:value="15995" table:formula="of:=[.G35]+[.E34]-[.F34]" table:style-name="ce43">
            <text:p>15.995,00</text:p>
          </table:table-cell>
          <table:table-cell table:number-columns-repeated="16377"/>
        </table:table-row>
        <table:table-row table:style-name="ro4">
          <table:table-cell table:style-name="ce69"/>
          <table:table-cell table:style-name="ce42"/>
          <table:table-cell table:style-name="ce71"/>
          <table:table-cell table:style-name="ce72"/>
          <table:table-cell table:style-name="ce73"/>
          <table:table-cell table:style-name="ce43"/>
          <table:table-cell office:value-type="float" office:value="10000" table:formula="of:=[.G36]+[.E35]-[.F35]" table:style-name="ce43">
            <text:p>10.000,00</text:p>
          </table:table-cell>
          <table:table-cell table:number-columns-repeated="16377"/>
        </table:table-row>
        <table:table-row table:style-name="ro4">
          <table:table-cell office:value-type="date" office:date-value="2023-06-30T00:00:00" table:style-name="ce69">
            <text:p>30.06.23</text:p>
          </table:table-cell>
          <table:table-cell office:value-type="string" table:style-name="ce42">
            <text:p>2022 den kalan</text:p>
          </table:table-cell>
          <table:table-cell table:style-name="ce71"/>
          <table:table-cell table:style-name="ce72"/>
          <table:table-cell office:value-type="float" office:value="10000" table:style-name="ce73">
            <text:p>10.000,00<text:s/></text:p>
          </table:table-cell>
          <table:table-cell table:style-name="ce43"/>
          <table:table-cell office:value-type="float" office:value="10000" table:style-name="ce43">
            <text:p>10.000,00</text:p>
          </table:table-cell>
          <table:table-cell table:number-columns-repeated="16377"/>
        </table:table-row>
        <table:table-row table:number-rows-repeated="1048540" table:style-name="ro4">
          <table:table-cell table:number-columns-repeated="16384"/>
        </table:table-row>
      </table:table>
      <table:table table:name="LS" table:style-name="ta3">
        <table:table-column table:style-name="co22" table:default-cell-style-name="ce69"/>
        <table:table-column table:style-name="co14" table:default-cell-style-name="ce42"/>
        <table:table-column table:style-name="co18" table:default-cell-style-name="ce71"/>
        <table:table-column table:style-name="co12" table:default-cell-style-name="ce72"/>
        <table:table-column table:style-name="co23" table:default-cell-style-name="ce42"/>
        <table:table-column table:style-name="co24" table:default-cell-style-name="ce73"/>
        <table:table-column table:style-name="co24" table:default-cell-style-name="ce43"/>
        <table:table-column table:style-name="co21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2">
          <table:table-cell table:style-name="ce69"/>
          <table:table-cell office:value-type="string" table:style-name="ce70">
            <text:p><text:s/>- 2024 - 2025</text:p>
          </table:table-cell>
          <table:table-cell table:style-name="ce71"/>
          <table:table-cell table:style-name="ce72"/>
          <table:table-cell table:style-name="ce42"/>
          <table:table-cell table:style-name="ce73"/>
          <table:table-cell table:number-columns-repeated="2" table:style-name="ce43"/>
          <table:table-cell table:number-columns-repeated="16376"/>
        </table:table-row>
        <table:table-row table:style-name="ro4">
          <table:table-cell table:style-name="ce74"/>
          <table:table-cell table:style-name="ce44"/>
          <table:table-cell table:style-name="ce75"/>
          <table:table-cell table:style-name="ce76"/>
          <table:table-cell table:style-name="ce44"/>
          <table:table-cell table:style-name="ce77"/>
          <table:table-cell table:number-columns-repeated="2" table:style-name="ce45"/>
          <table:table-cell table:number-columns-repeated="16376"/>
        </table:table-row>
        <table:table-row table:style-name="ro5">
          <table:table-cell office:value-type="string" table:style-name="ce78">
            <text:p>Lise arkası<text:s/></text:p>
          </table:table-cell>
          <table:table-cell table:style-name="ce42"/>
          <table:table-cell table:style-name="ce71"/>
          <table:table-cell table:style-name="ce72"/>
          <table:table-cell table:style-name="ce47"/>
          <table:table-cell office:value-type="float" office:value="801130.79581015161" table:formula="of:=SUM([.F8:.F55])" table:style-name="ce79">
            <text:p>801.130,80<text:s/></text:p>
          </table:table-cell>
          <table:table-cell office:value-type="float" office:value="384188" table:formula="of:=SUM([.G8:.G55])" table:style-name="ce79">
            <text:p>384.188,00<text:s/></text:p>
          </table:table-cell>
          <table:table-cell office:value-type="float" office:value="416942.79581015161" table:formula="of:=[.F3]-[.G3]" table:style-name="ce64">
            <text:p>416.942,80</text:p>
          </table:table-cell>
          <table:table-cell table:number-columns-repeated="16376"/>
        </table:table-row>
        <table:table-row table:style-name="ro5">
          <table:table-cell table:style-name="ce78"/>
          <table:table-cell table:style-name="ce42"/>
          <table:table-cell table:style-name="ce71"/>
          <table:table-cell table:style-name="ce72"/>
          <table:table-cell table:style-name="ce47"/>
          <table:table-cell table:number-columns-repeated="2" table:style-name="ce79"/>
          <table:table-cell table:style-name="ce64"/>
          <table:table-cell table:number-columns-repeated="16376"/>
        </table:table-row>
        <table:table-row table:style-name="ro4">
          <table:table-cell office:value-type="string" table:style-name="ce80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81">
            <text:p>Tüfe endeks<text:s/></text:p>
          </table:table-cell>
          <table:table-cell office:value-type="string" table:style-name="ce82">
            <text:p>Tüfe %</text:p>
          </table:table-cell>
          <table:table-cell office:value-type="string" table:style-name="ce112">
            <text:p><text:s/>Bedel</text:p>
          </table:table-cell>
          <table:table-cell office:value-type="string" table:style-name="ce113">
            <text:p>bedel</text:p>
          </table:table-cell>
          <table:table-cell office:value-type="string" table:style-name="ce114">
            <text:p>Ödeme</text:p>
          </table:table-cell>
          <table:table-cell office:value-type="string" table:style-name="ce114">
            <text:p>Bakiye</text:p>
          </table:table-cell>
          <table:table-cell table:number-columns-repeated="16376"/>
        </table:table-row>
        <table:table-row table:style-name="ro4">
          <table:table-cell table:style-name="ce115"/>
          <table:table-cell table:style-name="ce116"/>
          <table:table-cell table:style-name="ce117"/>
          <table:table-cell table:style-name="ce118"/>
          <table:table-cell table:style-name="ce116"/>
          <table:table-cell table:style-name="ce119"/>
          <table:table-cell table:style-name="ce120"/>
          <table:table-cell office:value-type="float" office:value="416942.79581015185" table:formula="of:=[.H7]+[.F6]-[.G6]" table:style-name="ce120">
            <text:p>416.942,80</text:p>
          </table:table-cell>
          <table:table-cell table:number-columns-repeated="16376"/>
        </table:table-row>
        <table:table-row table:style-name="ro4">
          <table:table-cell table:style-name="ce115"/>
          <table:table-cell table:style-name="ce53"/>
          <table:table-cell table:style-name="ce117"/>
          <table:table-cell table:style-name="ce118"/>
          <table:table-cell table:style-name="ce116"/>
          <table:table-cell table:style-name="ce119"/>
          <table:table-cell table:style-name="ce120"/>
          <table:table-cell office:value-type="float" office:value="416942.79581015185" table:formula="of:=[.H8]+[.F7]-[.G7]" table:style-name="ce120">
            <text:p>416.942,80</text:p>
          </table:table-cell>
          <table:table-cell table:number-columns-repeated="16376"/>
        </table:table-row>
        <table:table-row table:style-name="ro4">
          <table:table-cell table:style-name="ce115"/>
          <table:table-cell table:style-name="ce53"/>
          <table:table-cell table:style-name="ce117"/>
          <table:table-cell table:style-name="ce118"/>
          <table:table-cell table:style-name="ce116"/>
          <table:table-cell table:style-name="ce119"/>
          <table:table-cell table:style-name="ce120"/>
          <table:table-cell office:value-type="float" office:value="416942.79581015185" table:formula="of:=[.H9]+[.F8]-[.G8]" table:style-name="ce120">
            <text:p>416.942,80</text:p>
          </table:table-cell>
          <table:table-cell table:number-columns-repeated="16376"/>
        </table:table-row>
        <table:table-row table:style-name="ro4">
          <table:table-cell office:value-type="date" office:date-value="2025-01-30T00:00:00" table:style-name="ce115">
            <text:p>30.01.25</text:p>
          </table:table-cell>
          <table:table-cell table:style-name="ce53"/>
          <table:table-cell office:value-type="float" office:value="2600" table:style-name="ce117">
            <text:p>2600,00<text:s/></text:p>
          </table:table-cell>
          <table:table-cell office:value-type="percentage" office:value="0" table:formula="of:=([.C9]/[.C11])-1" table:style-name="ce118">
            <text:p>0,00%</text:p>
          </table:table-cell>
          <table:table-cell table:style-name="ce116"/>
          <table:table-cell office:value-type="float" office:value="0" table:formula="of:=[.H10]*[.D9]" table:style-name="ce119">
            <text:p>0,00<text:s/></text:p>
          </table:table-cell>
          <table:table-cell table:style-name="ce120"/>
          <table:table-cell office:value-type="float" office:value="416942.79581015185" table:formula="of:=[.H10]+[.F9]-[.G9]" table:style-name="ce120">
            <text:p>416.942,80</text:p>
          </table:table-cell>
          <table:table-cell table:number-columns-repeated="16376"/>
        </table:table-row>
        <table:table-row table:style-name="ro4">
          <table:table-cell table:style-name="ce115"/>
          <table:table-cell table:style-name="ce53"/>
          <table:table-cell table:style-name="ce117"/>
          <table:table-cell table:style-name="ce118"/>
          <table:table-cell table:style-name="ce116"/>
          <table:table-cell office:value-type="float" office:value="0" table:style-name="ce119">
            <text:p>0,00<text:s/></text:p>
          </table:table-cell>
          <table:table-cell table:style-name="ce120"/>
          <table:table-cell office:value-type="float" office:value="416942.79581015185" table:formula="of:=[.H11]+[.F10]-[.G10]" table:style-name="ce120">
            <text:p>416.942,80</text:p>
          </table:table-cell>
          <table:table-cell table:number-columns-repeated="16376"/>
        </table:table-row>
        <table:table-row table:style-name="ro4">
          <table:table-cell office:value-type="date" office:date-value="2024-12-30T00:00:00" table:style-name="ce115">
            <text:p>30.12.24</text:p>
          </table:table-cell>
          <table:table-cell table:style-name="ce53"/>
          <table:table-cell office:value-type="float" office:value="2600" table:style-name="ce117">
            <text:p>2600,00<text:s/></text:p>
          </table:table-cell>
          <table:table-cell office:value-type="percentage" office:value="0" table:formula="of:=([.C11]/[.C13])-1" table:style-name="ce118">
            <text:p>0,00%</text:p>
          </table:table-cell>
          <table:table-cell table:style-name="ce116"/>
          <table:table-cell office:value-type="float" office:value="0" table:formula="of:=[.H12]*[.D11]" table:style-name="ce119">
            <text:p>0,00<text:s/></text:p>
          </table:table-cell>
          <table:table-cell table:style-name="ce120"/>
          <table:table-cell office:value-type="float" office:value="416942.79581015185" table:formula="of:=[.H12]+[.F11]-[.G11]" table:style-name="ce120">
            <text:p>416.942,80</text:p>
          </table:table-cell>
          <table:table-cell table:number-columns-repeated="16376"/>
        </table:table-row>
        <table:table-row table:style-name="ro4">
          <table:table-cell table:style-name="ce115"/>
          <table:table-cell table:style-name="ce53"/>
          <table:table-cell table:style-name="ce117"/>
          <table:table-cell table:style-name="ce118"/>
          <table:table-cell table:style-name="ce116"/>
          <table:table-cell office:value-type="float" office:value="0" table:style-name="ce119">
            <text:p>0,00<text:s/></text:p>
          </table:table-cell>
          <table:table-cell table:style-name="ce120"/>
          <table:table-cell office:value-type="float" office:value="416942.79581015185" table:formula="of:=[.H13]+[.F12]-[.G12]" table:style-name="ce120">
            <text:p>416.942,80</text:p>
          </table:table-cell>
          <table:table-cell table:number-columns-repeated="16376"/>
        </table:table-row>
        <table:table-row table:style-name="ro4">
          <table:table-cell office:value-type="date" office:date-value="2024-11-30T00:00:00" table:style-name="ce115">
            <text:p>30.11.24</text:p>
          </table:table-cell>
          <table:table-cell table:style-name="ce53"/>
          <table:table-cell office:value-type="float" office:value="2600" table:style-name="ce117">
            <text:p>2600,00<text:s/></text:p>
          </table:table-cell>
          <table:table-cell office:value-type="percentage" office:value="0" table:formula="of:=([.C13]/[.C17])-1" table:style-name="ce118">
            <text:p>0,00%</text:p>
          </table:table-cell>
          <table:table-cell table:style-name="ce121"/>
          <table:table-cell office:value-type="float" office:value="0" table:formula="of:=[.H15]*[.D13]" table:style-name="ce119">
            <text:p>0,00<text:s/></text:p>
          </table:table-cell>
          <table:table-cell table:style-name="ce120"/>
          <table:table-cell office:value-type="float" office:value="416942.79581015185" table:formula="of:=[.H14]+[.F13]-[.G13]" table:style-name="ce120">
            <text:p>416.942,80</text:p>
          </table:table-cell>
          <table:table-cell table:number-columns-repeated="16376"/>
        </table:table-row>
        <table:table-row table:style-name="ro4">
          <table:table-cell office:value-type="date" office:date-value="2024-11-06T00:00:00" table:style-name="ce122">
            <text:p>06.11.24</text:p>
          </table:table-cell>
          <table:table-cell office:value-type="string" table:style-name="ce92">
            <text:p>Bankadan ödeme</text:p>
          </table:table-cell>
          <table:table-cell table:style-name="ce123"/>
          <table:table-cell table:style-name="ce124"/>
          <table:table-cell table:style-name="ce125"/>
          <table:table-cell table:style-name="ce126"/>
          <table:table-cell office:value-type="float" office:value="235000" table:style-name="ce127">
            <text:p>235.000,00</text:p>
          </table:table-cell>
          <table:table-cell office:value-type="float" office:value="416942.79581015185" table:formula="of:=[.H15]+[.F14]-[.G14]" table:style-name="ce120">
            <text:p>416.942,80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128">
            <text:p>2024-2025 kira bedeli = 34 +35+(10*36) = 429000</text:p>
          </table:table-cell>
          <table:table-cell table:style-name="ce129"/>
          <table:table-cell table:style-name="ce130"/>
          <table:table-cell table:style-name="ce131"/>
          <table:table-cell office:value-type="float" office:value="360030.12094218878" table:formula="of:=[.F16]*10" table:style-name="ce132">
            <text:p>360.030,12<text:s/></text:p>
          </table:table-cell>
          <table:table-cell table:style-name="ce133"/>
          <table:table-cell office:value-type="float" office:value="651942.79581015185" table:formula="of:=[.H16]+[.F15]-[.G15]" table:style-name="ce133">
            <text:p>651.942,80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2024 Kira 10/12<text:s/></text:p>
          </table:table-cell>
          <table:table-cell table:style-name="ce117"/>
          <table:table-cell table:style-name="ce118"/>
          <table:table-cell table:style-name="ce116"/>
          <table:table-cell office:value-type="float" office:value="36003.012094218881" table:formula="of:=34000*[.D17]+[.F18]" table:style-name="ce119">
            <text:p>36.003,01<text:s/></text:p>
          </table:table-cell>
          <table:table-cell table:style-name="ce120"/>
          <table:table-cell office:value-type="float" office:value="291912.67486796301" table:formula="of:=[.H17]+[.F16]-[.G16]" table:style-name="ce120">
            <text:p>291.912,67</text:p>
          </table:table-cell>
          <table:table-cell table:number-columns-repeated="16376"/>
        </table:table-row>
        <table:table-row table:style-name="ro4">
          <table:table-cell office:value-type="date" office:date-value="2024-10-30T00:00:00" table:style-name="ce115">
            <text:p>30.10.24</text:p>
          </table:table-cell>
          <table:table-cell office:value-type="string" table:style-name="ce53">
            <text:p>tüfe 10<text:s/></text:p>
          </table:table-cell>
          <table:table-cell office:value-type="float" office:value="2600" table:style-name="ce117">
            <text:p>2600,00<text:s/></text:p>
          </table:table-cell>
          <table:table-cell office:value-type="percentage" office:value="2.923013585837797E-2" table:formula="of:=([.C17]/[.C19])-1" table:style-name="ce118">
            <text:p>2,92%</text:p>
          </table:table-cell>
          <table:table-cell office:value-type="float" office:value="1023.323306186669" table:formula="of:=[.F18]*[.D17]" table:style-name="ce121">
            <text:p>1.023,32</text:p>
          </table:table-cell>
          <table:table-cell office:value-type="float" office:value="7267.8344227743419" table:formula="of:=[.H18]*[.D17]" table:style-name="ce119">
            <text:p>7.267,83<text:s/></text:p>
          </table:table-cell>
          <table:table-cell table:style-name="ce120"/>
          <table:table-cell office:value-type="float" office:value="255909.66277374412" table:formula="of:=[.H18]+[.F17]-[.G17]" table:style-name="ce120">
            <text:p>255.909,66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2024 - 2/12 Ekim<text:s/></text:p>
          </table:table-cell>
          <table:table-cell table:style-name="ce117"/>
          <table:table-cell table:style-name="ce118"/>
          <table:table-cell table:style-name="ce116"/>
          <table:table-cell office:value-type="float" office:value="35009.187475034028" table:formula="of:=34000*[.D19]+[.F20]" table:style-name="ce119">
            <text:p>35.009,19<text:s/></text:p>
          </table:table-cell>
          <table:table-cell table:style-name="ce120"/>
          <table:table-cell office:value-type="float" office:value="248641.82835096976" table:formula="of:=[.H19]+[.F18]-[.G18]" table:style-name="ce120">
            <text:p>248.641,83</text:p>
          </table:table-cell>
          <table:table-cell table:number-columns-repeated="16376"/>
        </table:table-row>
        <table:table-row table:style-name="ro4">
          <table:table-cell office:value-type="date" office:date-value="2024-09-30T00:00:00" table:style-name="ce115">
            <text:p>30.09.24</text:p>
          </table:table-cell>
          <table:table-cell office:value-type="string" table:style-name="ce53">
            <text:p>tüfe 9</text:p>
          </table:table-cell>
          <table:table-cell office:value-type="float" office:value="2526.16" table:style-name="ce117">
            <text:p>2526,16<text:s/></text:p>
          </table:table-cell>
          <table:table-cell office:value-type="percentage" office:value="2.9681984559824404E-2" table:formula="of:=([.C19]/[.C21])-1" table:style-name="ce118">
            <text:p>2,97%</text:p>
          </table:table-cell>
          <table:table-cell office:value-type="float" office:value="1009.1874750340297" table:formula="of:=[.F20]*[.D19]" table:style-name="ce121">
            <text:p>1.009,19</text:p>
          </table:table-cell>
          <table:table-cell office:value-type="float" office:value="6158.2516184982569" table:formula="of:=[.H20]*[.D19]" table:style-name="ce119">
            <text:p>6.158,25<text:s/></text:p>
          </table:table-cell>
          <table:table-cell table:style-name="ce120"/>
          <table:table-cell office:value-type="float" office:value="213632.64087593573" table:formula="of:=[.H20]+[.F19]-[.G19]" table:style-name="ce120">
            <text:p>213.632,64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2024 - 1/12 Eylül <text:s text:c="2"/>%65 tüfe artışı <text:s text:c="3"/>2 asgari ücret</text:p>
          </table:table-cell>
          <table:table-cell table:style-name="ce117"/>
          <table:table-cell table:style-name="ce118"/>
          <table:table-cell table:style-name="ce116"/>
          <table:table-cell office:value-type="float" office:value="34000" table:style-name="ce119">
            <text:p>34.000,00<text:s/></text:p>
          </table:table-cell>
          <table:table-cell table:style-name="ce120"/>
          <table:table-cell office:value-type="float" office:value="207474.38925743746" table:formula="of:=[.H21]+[.F20]-[.G20]" table:style-name="ce120">
            <text:p>207.474,39</text:p>
          </table:table-cell>
          <table:table-cell table:number-columns-repeated="16376"/>
        </table:table-row>
        <table:table-row table:style-name="ro4">
          <table:table-cell office:value-type="date" office:date-value="2024-08-30T00:00:00" table:style-name="ce115">
            <text:p>30.08.24</text:p>
          </table:table-cell>
          <table:table-cell office:value-type="string" table:style-name="ce53">
            <text:p>tüfe 8</text:p>
          </table:table-cell>
          <table:table-cell office:value-type="float" office:value="2453.34" table:style-name="ce117">
            <text:p>2453,34<text:s/></text:p>
          </table:table-cell>
          <table:table-cell office:value-type="percentage" office:value="2.4744162733386421E-2" table:formula="of:=([.C21]/[.C23])-1" table:style-name="ce118">
            <text:p>2,47%</text:p>
          </table:table-cell>
          <table:table-cell office:value-type="float" office:value="733.93586114191703" table:formula="of:=[.F22]*[.D21]" table:style-name="ce121">
            <text:p>733,94</text:p>
          </table:table-cell>
          <table:table-cell office:value-type="float" office:value="4188.8294405221732" table:formula="of:=[.H22]*[.D21]" table:style-name="ce119">
            <text:p>4.188,83<text:s/></text:p>
          </table:table-cell>
          <table:table-cell table:style-name="ce120"/>
          <table:table-cell office:value-type="float" office:value="173474.38925743746" table:formula="of:=[.H22]+[.F21]-[.G21]" table:style-name="ce120">
            <text:p>173.474,39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2023-2024 - 12/12 Ağustos</text:p>
          </table:table-cell>
          <table:table-cell table:style-name="ce117"/>
          <table:table-cell table:style-name="ce118"/>
          <table:table-cell table:style-name="ce116"/>
          <table:table-cell office:value-type="float" office:value="29660.969702225706" table:formula="of:=[.F24]+[.E23]" table:style-name="ce119">
            <text:p>29.660,97<text:s/></text:p>
          </table:table-cell>
          <table:table-cell table:style-name="ce120"/>
          <table:table-cell office:value-type="float" office:value="169285.55981691528" table:formula="of:=[.H23]+[.F22]-[.G22]" table:style-name="ce120">
            <text:p>169.285,56</text:p>
          </table:table-cell>
          <table:table-cell table:number-columns-repeated="16376"/>
        </table:table-row>
        <table:table-row table:style-name="ro4">
          <table:table-cell office:value-type="date" office:date-value="2024-07-30T00:00:00" table:style-name="ce115">
            <text:p>30.07.24</text:p>
          </table:table-cell>
          <table:table-cell office:value-type="string" table:style-name="ce53">
            <text:p>tüfe 7</text:p>
          </table:table-cell>
          <table:table-cell office:value-type="float" office:value="2394.1" table:style-name="ce117">
            <text:p>2394,10<text:s/></text:p>
          </table:table-cell>
          <table:table-cell office:value-type="percentage" office:value="3.2255560969089547E-2" table:formula="of:=([.C23]/[.C25])-1" table:style-name="ce118">
            <text:p>3,23%</text:p>
          </table:table-cell>
          <table:table-cell office:value-type="float" office:value="926.83561397748485" table:formula="of:=[.F24]*[.D23]" table:style-name="ce121">
            <text:p>926,84</text:p>
          </table:table-cell>
          <table:table-cell office:value-type="float" office:value="4362.9403894907846" table:formula="of:=[.H24]*[.D23]" table:style-name="ce119">
            <text:p>4.362,94<text:s/></text:p>
          </table:table-cell>
          <table:table-cell table:style-name="ce120"/>
          <table:table-cell office:value-type="float" office:value="139624.59011468958" table:formula="of:=[.H24]+[.F23]-[.G23]" table:style-name="ce120">
            <text:p>139.624,59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2023-2024 - 11/12 Temmuz</text:p>
          </table:table-cell>
          <table:table-cell table:style-name="ce117"/>
          <table:table-cell table:style-name="ce118"/>
          <table:table-cell table:style-name="ce116"/>
          <table:table-cell office:value-type="float" office:value="28734.134088248222" table:formula="of:=[.F26]+[.E25]" table:style-name="ce119">
            <text:p>28.734,13<text:s/></text:p>
          </table:table-cell>
          <table:table-cell table:style-name="ce120"/>
          <table:table-cell office:value-type="float" office:value="135261.6497251988" table:formula="of:=[.H25]+[.F24]-[.G24]" table:style-name="ce120">
            <text:p>135.261,65</text:p>
          </table:table-cell>
          <table:table-cell table:number-columns-repeated="16376"/>
        </table:table-row>
        <table:table-row table:style-name="ro4">
          <table:table-cell office:value-type="date" office:date-value="2024-06-30T00:00:00" table:style-name="ce115">
            <text:p>30.06.24</text:p>
          </table:table-cell>
          <table:table-cell office:value-type="string" table:style-name="ce53">
            <text:p>tüfe 6</text:p>
          </table:table-cell>
          <table:table-cell office:value-type="float" office:value="2319.29" table:style-name="ce117">
            <text:p>2319,29<text:s/></text:p>
          </table:table-cell>
          <table:table-cell office:value-type="percentage" office:value="1.6407739334312055E-2" table:formula="of:=([.C25]/[.C27])-1" table:style-name="ce118">
            <text:p>1,64%</text:p>
          </table:table-cell>
          <table:table-cell office:value-type="float" office:value="463.85142878381413" table:formula="of:=[.F26]*[.D25]" table:style-name="ce121">
            <text:p>463,85</text:p>
          </table:table-cell>
          <table:table-cell office:value-type="float" office:value="1719.6599758751279" table:formula="of:=[.H26]*[.D25]" table:style-name="ce119">
            <text:p>1.719,66<text:s/></text:p>
          </table:table-cell>
          <table:table-cell table:style-name="ce120"/>
          <table:table-cell office:value-type="float" office:value="106527.51563695057" table:formula="of:=[.H26]+[.F25]-[.G25]" table:style-name="ce120">
            <text:p>106.527,52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2023-2024 - 10/12 Haziran</text:p>
          </table:table-cell>
          <table:table-cell table:style-name="ce117"/>
          <table:table-cell table:style-name="ce118"/>
          <table:table-cell table:style-name="ce116"/>
          <table:table-cell office:value-type="float" office:value="28270.282659464407" table:formula="of:=[.F28]+[.E27]" table:style-name="ce119">
            <text:p>28.270,28<text:s/></text:p>
          </table:table-cell>
          <table:table-cell table:style-name="ce120"/>
          <table:table-cell office:value-type="float" office:value="104807.85566107545" table:formula="of:=[.H27]+[.F26]-[.G26]" table:style-name="ce120">
            <text:p>104.807,86</text:p>
          </table:table-cell>
          <table:table-cell table:number-columns-repeated="16376"/>
        </table:table-row>
        <table:table-row table:style-name="ro4">
          <table:table-cell office:value-type="date" office:date-value="2024-05-30T00:00:00" table:style-name="ce115">
            <text:p>30.05.24</text:p>
          </table:table-cell>
          <table:table-cell office:value-type="string" table:style-name="ce53">
            <text:p>tüfe 5</text:p>
          </table:table-cell>
          <table:table-cell office:value-type="float" office:value="2281.85" table:style-name="ce117">
            <text:p>2281,85<text:s/></text:p>
          </table:table-cell>
          <table:table-cell office:value-type="percentage" office:value="3.3680634201585402E-2" table:formula="of:=([.C27]/[.C29])-1" table:style-name="ce118">
            <text:p>3,37%</text:p>
          </table:table-cell>
          <table:table-cell office:value-type="float" office:value="921.13658467084713" table:formula="of:=[.F28]*[.D27]" table:style-name="ce121">
            <text:p>921,14</text:p>
          </table:table-cell>
          <table:table-cell office:value-type="float" office:value="2493.8398898568107" table:formula="of:=[.H28]*[.D27]" table:style-name="ce119">
            <text:p>2.493,84<text:s/></text:p>
          </table:table-cell>
          <table:table-cell table:style-name="ce120"/>
          <table:table-cell office:value-type="float" office:value="76537.573001611032" table:formula="of:=[.H28]+[.F27]-[.G27]" table:style-name="ce120">
            <text:p>76.537,57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2023-2024 - 9/12 Mayıs</text:p>
          </table:table-cell>
          <table:table-cell table:style-name="ce117"/>
          <table:table-cell table:style-name="ce118"/>
          <table:table-cell table:style-name="ce116"/>
          <table:table-cell office:value-type="float" office:value="27349.14607479356" table:formula="of:=[.F30]+[.E29]" table:style-name="ce119">
            <text:p>27.349,15<text:s/></text:p>
          </table:table-cell>
          <table:table-cell table:style-name="ce120"/>
          <table:table-cell office:value-type="float" office:value="74043.73311175422" table:formula="of:=[.H29]+[.F28]-[.G28]" table:style-name="ce120">
            <text:p>74.043,73</text:p>
          </table:table-cell>
          <table:table-cell table:number-columns-repeated="16376"/>
        </table:table-row>
        <table:table-row table:style-name="ro4">
          <table:table-cell office:value-type="date" office:date-value="2024-04-30T00:00:00" table:style-name="ce115">
            <text:p>30.04.24</text:p>
          </table:table-cell>
          <table:table-cell office:value-type="string" table:style-name="ce53">
            <text:p>tüfe 4</text:p>
          </table:table-cell>
          <table:table-cell office:value-type="float" office:value="2207.5" table:style-name="ce117">
            <text:p>2207,50<text:s/></text:p>
          </table:table-cell>
          <table:table-cell office:value-type="percentage" office:value="3.1797594731405532E-2" table:formula="of:=([.C29]/[.C31])-1" table:style-name="ce118">
            <text:p>3,18%</text:p>
          </table:table-cell>
          <table:table-cell office:value-type="float" office:value="842.83687767529375" table:formula="of:=[.F30]*[.D29]" table:style-name="ce121">
            <text:p>842,84</text:p>
          </table:table-cell>
          <table:table-cell office:value-type="float" office:value="1439.0182360699625" table:formula="of:=[.H30]*[.D29]" table:style-name="ce119">
            <text:p>1.439,02<text:s/></text:p>
          </table:table-cell>
          <table:table-cell table:style-name="ce120"/>
          <table:table-cell office:value-type="float" office:value="46694.587036960656" table:formula="of:=[.H30]+[.F29]-[.G29]" table:style-name="ce120">
            <text:p>46.694,59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2023-2024 - 8/12 Nisan</text:p>
          </table:table-cell>
          <table:table-cell table:style-name="ce117"/>
          <table:table-cell table:style-name="ce118"/>
          <table:table-cell table:style-name="ce116"/>
          <table:table-cell office:value-type="float" office:value="26506.309197118266" table:formula="of:=[.F32]+[.E31]" table:style-name="ce119">
            <text:p>26.506,31<text:s/></text:p>
          </table:table-cell>
          <table:table-cell table:style-name="ce120"/>
          <table:table-cell office:value-type="float" office:value="45255.568800890695" table:formula="of:=[.H31]+[.F30]-[.G30]" table:style-name="ce120">
            <text:p>45.255,57</text:p>
          </table:table-cell>
          <table:table-cell table:number-columns-repeated="16376"/>
        </table:table-row>
        <table:table-row table:style-name="ro4">
          <table:table-cell office:value-type="date" office:date-value="2024-03-30T00:00:00" table:style-name="ce115">
            <text:p>30.03.24</text:p>
          </table:table-cell>
          <table:table-cell office:value-type="string" table:style-name="ce53">
            <text:p>tüfe 3</text:p>
          </table:table-cell>
          <table:table-cell office:value-type="float" office:value="2139.4699999999998" table:style-name="ce117">
            <text:p>2139,47<text:s/></text:p>
          </table:table-cell>
          <table:table-cell office:value-type="percentage" office:value="3.1626709356375349E-2" table:formula="of:=([.C31]/[.C33])-1" table:style-name="ce118">
            <text:p>3,16%</text:p>
          </table:table-cell>
          <table:table-cell office:value-type="float" office:value="812.60724396181286" table:formula="of:=[.F32]*[.D31]" table:style-name="ce121">
            <text:p>812,61</text:p>
          </table:table-cell>
          <table:table-cell office:value-type="float" office:value="574.79840213297132" table:formula="of:=[.H32]*[.D31]" table:style-name="ce119">
            <text:p>574,80<text:s/></text:p>
          </table:table-cell>
          <table:table-cell table:style-name="ce120"/>
          <table:table-cell office:value-type="float" office:value="18749.259603772429" table:formula="of:=[.H32]+[.F31]-[.G31]" table:style-name="ce120">
            <text:p>18.749,26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2023-2024 - 7/12 Mart</text:p>
          </table:table-cell>
          <table:table-cell table:style-name="ce117"/>
          <table:table-cell table:style-name="ce118"/>
          <table:table-cell table:style-name="ce116"/>
          <table:table-cell office:value-type="float" office:value="25693.701953156455" table:formula="of:=[.F34]+[.E33]" table:style-name="ce119">
            <text:p>25.693,70<text:s/></text:p>
          </table:table-cell>
          <table:table-cell table:style-name="ce120"/>
          <table:table-cell office:value-type="float" office:value="18174.461201639457" table:formula="of:=[.H33]+[.F32]-[.G32]" table:style-name="ce120">
            <text:p>18.174,46</text:p>
          </table:table-cell>
          <table:table-cell table:number-columns-repeated="16376"/>
        </table:table-row>
        <table:table-row table:style-name="ro4">
          <table:table-cell office:value-type="date" office:date-value="2024-02-29T00:00:00" table:style-name="ce115">
            <text:p>29.02.24</text:p>
          </table:table-cell>
          <table:table-cell office:value-type="string" table:style-name="ce53">
            <text:p>tüfe 2</text:p>
          </table:table-cell>
          <table:table-cell office:value-type="float" office:value="2073.88" table:style-name="ce117">
            <text:p>2073,88<text:s/></text:p>
          </table:table-cell>
          <table:table-cell office:value-type="percentage" office:value="4.5291882138285056E-2" table:formula="of:=([.C33]/[.C35])-1" table:style-name="ce118">
            <text:p>4,53%</text:p>
          </table:table-cell>
          <table:table-cell office:value-type="float" office:value="1113.2929858577386" table:formula="of:=[.F34]*[.D33]" table:style-name="ce121">
            <text:p>1.113,29</text:p>
          </table:table-cell>
          <table:table-cell office:value-type="float" office:value="-325.80427697423175" table:formula="of:=[.H34]*[.D33]" table:style-name="ce119">
            <text:p>-325,80<text:s/></text:p>
          </table:table-cell>
          <table:table-cell table:style-name="ce120"/>
          <table:table-cell office:value-type="float" office:value="-7519.240751516998" table:formula="of:=[.H34]+[.F33]-[.G33]" table:style-name="ce120">
            <text:p>-7.519,24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2023-2024 - 6/12 Şubat</text:p>
          </table:table-cell>
          <table:table-cell table:style-name="ce117"/>
          <table:table-cell table:style-name="ce118"/>
          <table:table-cell table:style-name="ce116"/>
          <table:table-cell office:value-type="float" office:value="24580.408967298717" table:formula="of:=[.F37]+[.E35]" table:style-name="ce119">
            <text:p>24.580,41<text:s/></text:p>
          </table:table-cell>
          <table:table-cell table:style-name="ce120"/>
          <table:table-cell office:value-type="float" office:value="-7193.4364745427665" table:formula="of:=[.H35]+[.F34]-[.G34]" table:style-name="ce120">
            <text:p>-7.193,44</text:p>
          </table:table-cell>
          <table:table-cell table:number-columns-repeated="16376"/>
        </table:table-row>
        <table:table-row table:style-name="ro4">
          <table:table-cell office:value-type="date" office:date-value="2024-01-30T00:00:00" table:style-name="ce115">
            <text:p>30.01.24</text:p>
          </table:table-cell>
          <table:table-cell office:value-type="string" table:style-name="ce53">
            <text:p>tüfe 01-2024</text:p>
          </table:table-cell>
          <table:table-cell office:value-type="float" office:value="1984.02" table:style-name="ce117">
            <text:p>1984,02<text:s/></text:p>
          </table:table-cell>
          <table:table-cell office:value-type="percentage" office:value="6.7033097053856627E-2" table:formula="of:=([.C35]/[.C38])-1" table:style-name="ce118">
            <text:p>6,70%</text:p>
          </table:table-cell>
          <table:table-cell office:value-type="float" office:value="1544.1891582162027" table:formula="of:=[.F37]*[.D35]" table:style-name="ce121">
            <text:p>1.544,19</text:p>
          </table:table-cell>
          <table:table-cell office:value-type="float" office:value="-1996.0948457531279" table:formula="of:=[.H36]*[.D35]" table:style-name="ce119">
            <text:p>-1.996,09<text:s/></text:p>
          </table:table-cell>
          <table:table-cell table:style-name="ce120"/>
          <table:table-cell office:value-type="float" office:value="-31773.845441841484" table:formula="of:=[.H36]+[.F35]-[.G35]" table:style-name="ce120">
            <text:p>-31.773,85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92">
            <text:p>icradan ödeme</text:p>
          </table:table-cell>
          <table:table-cell table:style-name="ce123"/>
          <table:table-cell table:style-name="ce124"/>
          <table:table-cell table:number-columns-repeated="2" table:style-name="ce126"/>
          <table:table-cell office:value-type="float" office:value="149188" table:style-name="ce127">
            <text:p>149.188,00</text:p>
          </table:table-cell>
          <table:table-cell office:value-type="float" office:value="-29777.750596088357" table:formula="of:=[.H37]+[.F36]-[.G36]" table:style-name="ce120">
            <text:p>-29.777,75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2023-2024 - 5/12 Ocak</text:p>
          </table:table-cell>
          <table:table-cell table:style-name="ce117"/>
          <table:table-cell table:style-name="ce118"/>
          <table:table-cell office:value-type="string" table:style-name="ce116">
            <text:p>kira tüfe farkı</text:p>
          </table:table-cell>
          <table:table-cell office:value-type="float" office:value="23036.219809082515" table:formula="of:=[.F43]+[.E38]" table:style-name="ce119">
            <text:p>23.036,22<text:s/></text:p>
          </table:table-cell>
          <table:table-cell table:style-name="ce120"/>
          <table:table-cell office:value-type="float" office:value="119410.24940391164" table:formula="of:=[.H38]+[.F37]-[.G37]" table:style-name="ce120">
            <text:p>119.410,25</text:p>
          </table:table-cell>
          <table:table-cell table:number-columns-repeated="16376"/>
        </table:table-row>
        <table:table-row table:style-name="ro4">
          <table:table-cell office:value-type="date" office:date-value="2023-12-30T00:00:00" table:style-name="ce115">
            <text:p>30.12.23</text:p>
          </table:table-cell>
          <table:table-cell office:value-type="string" table:style-name="ce53">
            <text:p>tüfe 12</text:p>
          </table:table-cell>
          <table:table-cell office:value-type="float" office:value="1859.38" table:style-name="ce117">
            <text:p>1859,38<text:s/></text:p>
          </table:table-cell>
          <table:table-cell office:value-type="percentage" office:value="2.9272073069471327E-2" table:formula="of:=([.C38]/[.C44])-1" table:style-name="ce118">
            <text:p>2,93%</text:p>
          </table:table-cell>
          <table:table-cell office:value-type="float" office:value="655.14058638055815" table:formula="of:=[.F43]*[.D38]" table:style-name="ce121">
            <text:p>655,14</text:p>
          </table:table-cell>
          <table:table-cell office:value-type="float" office:value="2740.8376367254459" table:formula="of:=[.H39]*[.D38]" table:style-name="ce119">
            <text:p>2.740,84<text:s/></text:p>
          </table:table-cell>
          <table:table-cell table:style-name="ce120"/>
          <table:table-cell office:value-type="float" office:value="96374.029594829131" table:formula="of:=[.H39]+[.F38]-[.G38]" table:style-name="ce120">
            <text:p>96.374,03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noter ihtar masrafı</text:p>
          </table:table-cell>
          <table:table-cell table:style-name="ce117"/>
          <table:table-cell table:style-name="ce118"/>
          <table:table-cell table:style-name="ce119"/>
          <table:table-cell office:value-type="float" office:value="629.52" table:style-name="ce119">
            <text:p>629,52<text:s/></text:p>
          </table:table-cell>
          <table:table-cell table:style-name="ce120"/>
          <table:table-cell office:value-type="float" office:value="93633.191958103678" table:formula="of:=[.H40]+[.F39]-[.G39]" table:style-name="ce120">
            <text:p>93.633,19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icraya masraf için yatan</text:p>
          </table:table-cell>
          <table:table-cell table:style-name="ce117"/>
          <table:table-cell table:style-name="ce118"/>
          <table:table-cell table:style-name="ce116"/>
          <table:table-cell office:value-type="float" office:value="200" table:style-name="ce119">
            <text:p>200,00<text:s/></text:p>
          </table:table-cell>
          <table:table-cell table:style-name="ce120"/>
          <table:table-cell office:value-type="float" office:value="93003.671958103674" table:formula="of:=[.H41]+[.F40]-[.G40]" table:style-name="ce120">
            <text:p>93.003,67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icra başvuru harcı</text:p>
          </table:table-cell>
          <table:table-cell table:style-name="ce117"/>
          <table:table-cell table:style-name="ce118"/>
          <table:table-cell table:style-name="ce116"/>
          <table:table-cell office:value-type="float" office:value="393.45" table:style-name="ce119">
            <text:p>393,45<text:s/></text:p>
          </table:table-cell>
          <table:table-cell table:style-name="ce120"/>
          <table:table-cell office:value-type="float" office:value="92803.671958103674" table:formula="of:=[.H42]+[.F41]-[.G41]" table:style-name="ce120">
            <text:p>92.803,67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avukat vekalet</text:p>
          </table:table-cell>
          <table:table-cell table:style-name="ce117"/>
          <table:table-cell table:style-name="ce118"/>
          <table:table-cell table:style-name="ce116"/>
          <table:table-cell office:value-type="float" office:value="1000" table:style-name="ce119">
            <text:p>1.000,00<text:s/></text:p>
          </table:table-cell>
          <table:table-cell table:style-name="ce120"/>
          <table:table-cell office:value-type="float" office:value="92410.221958103677" table:formula="of:=[.H43]+[.F42]-[.G42]" table:style-name="ce120">
            <text:p>92.410,22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2023-2024 - 4/12 Aralık</text:p>
          </table:table-cell>
          <table:table-cell table:style-name="ce117"/>
          <table:table-cell table:style-name="ce118"/>
          <table:table-cell table:style-name="ce116"/>
          <table:table-cell office:value-type="float" office:value="22381.079222701956" table:formula="of:=[.F46]+[.E44]" table:style-name="ce119">
            <text:p>22.381,08<text:s/></text:p>
          </table:table-cell>
          <table:table-cell table:style-name="ce120"/>
          <table:table-cell office:value-type="float" office:value="91410.221958103677" table:formula="of:=[.H44]+[.F43]-[.G43]" table:style-name="ce120">
            <text:p>91.410,22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115">
            <text:p>30.11.23</text:p>
          </table:table-cell>
          <table:table-cell office:value-type="string" table:style-name="ce53">
            <text:p>tüfe 11</text:p>
          </table:table-cell>
          <table:table-cell office:value-type="float" office:value="1806.5" table:style-name="ce117">
            <text:p>1806,50<text:s/></text:p>
          </table:table-cell>
          <table:table-cell office:value-type="percentage" office:value="3.2810972437411046E-2" table:formula="of:=([.C44]/[.C47])-1" table:style-name="ce118">
            <text:p>3,28%</text:p>
          </table:table-cell>
          <table:table-cell office:value-type="float" office:value="711.01585197390864" table:formula="of:=[.F46]*[.D44]" table:style-name="ce121">
            <text:p>711,02</text:p>
          </table:table-cell>
          <table:table-cell office:value-type="float" office:value="2192.9601448019416" table:formula="of:=[.H45]*[.D44]" table:style-name="ce119">
            <text:p>2.192,96<text:s/></text:p>
          </table:table-cell>
          <table:table-cell table:style-name="ce120"/>
          <table:table-cell office:value-type="float" office:value="69029.142735401721" table:formula="of:=[.H45]+[.F44]-[.G44]" table:style-name="ce120">
            <text:p>69.029,14</text:p>
          </table:table-cell>
          <table:table-cell table:number-columns-repeated="16376"/>
        </table:table-row>
        <table:table-row table:style-name="ro4">
          <table:table-cell table:style-name="ce115"/>
          <table:table-cell table:style-name="ce53"/>
          <table:table-cell table:style-name="ce117"/>
          <table:table-cell table:style-name="ce118"/>
          <table:table-cell table:number-columns-repeated="2" table:style-name="ce119"/>
          <table:table-cell table:style-name="ce120"/>
          <table:table-cell office:value-type="float" office:value="66836.182590599783" table:formula="of:=[.H46]+[.F45]-[.G45]" table:style-name="ce120">
            <text:p>66.836,18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120">
            <text:p>2023-2024 - 3/12 Kasım</text:p>
          </table:table-cell>
          <table:table-cell table:style-name="ce117"/>
          <table:table-cell table:style-name="ce118"/>
          <table:table-cell table:style-name="ce116"/>
          <table:table-cell office:value-type="float" office:value="21670.063370728047" table:formula="of:=[.F52]+[.E47]" table:style-name="ce119">
            <text:p>21.670,06<text:s/></text:p>
          </table:table-cell>
          <table:table-cell table:style-name="ce120"/>
          <table:table-cell office:value-type="float" office:value="66836.182590599783" table:formula="of:=[.H47]+[.F46]-[.G46]" table:style-name="ce120">
            <text:p>66.836,18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115">
            <text:p>30.10.23</text:p>
          </table:table-cell>
          <table:table-cell office:value-type="string" table:style-name="ce53">
            <text:p>tüfe 10</text:p>
          </table:table-cell>
          <table:table-cell office:value-type="float" office:value="1749.11" table:style-name="ce117">
            <text:p>1749,11<text:s/></text:p>
          </table:table-cell>
          <table:table-cell office:value-type="percentage" office:value="3.4339814551991532E-2" table:formula="of:=([.C47]/[.C53])-1" table:style-name="ce118">
            <text:p>3,43%</text:p>
          </table:table-cell>
          <table:table-cell office:value-type="float" office:value="719.44050399241485" table:formula="of:=[.F52]*[.D47]" table:style-name="ce121">
            <text:p>719,44</text:p>
          </table:table-cell>
          <table:table-cell office:value-type="float" office:value="1499.5034864004788" table:formula="of:=[.H48]*[.D47]" table:style-name="ce119">
            <text:p>1.499,50<text:s/></text:p>
          </table:table-cell>
          <table:table-cell table:style-name="ce120"/>
          <table:table-cell office:value-type="float" office:value="45166.11921987174" table:formula="of:=[.H48]+[.F47]-[.G47]" table:style-name="ce120">
            <text:p>45.166,12</text:p>
          </table:table-cell>
          <table:table-cell table:number-columns-repeated="16376"/>
        </table:table-row>
        <table:table-row table:style-name="ro4">
          <table:table-cell table:style-name="ce115"/>
          <table:table-cell office:value-type="string" table:style-name="ce53">
            <text:p>dv usulsüzlük cezası</text:p>
          </table:table-cell>
          <table:table-cell table:style-name="ce117"/>
          <table:table-cell table:style-name="ce118"/>
          <table:table-cell table:style-name="ce119"/>
          <table:table-cell office:value-type="float" office:value="52.5" table:style-name="ce119">
            <text:p>52,50<text:s/></text:p>
          </table:table-cell>
          <table:table-cell table:style-name="ce120"/>
          <table:table-cell office:value-type="float" office:value="43666.615733471263" table:formula="of:=[.H49]+[.F48]-[.G48]" table:style-name="ce120">
            <text:p>43.666,62</text:p>
          </table:table-cell>
          <table:table-cell table:number-columns-repeated="16376"/>
        </table:table-row>
        <table:table-row table:style-name="ro4">
          <table:table-cell office:value-type="date" office:date-value="1900-01-01T00:00:00" table:style-name="ce115">
            <text:p>01.01.00</text:p>
          </table:table-cell>
          <table:table-cell office:value-type="string" table:style-name="ce53">
            <text:p>dv<text:s text:c="2"/></text:p>
          </table:table-cell>
          <table:table-cell table:style-name="ce117"/>
          <table:table-cell table:style-name="ce118"/>
          <table:table-cell table:style-name="ce116"/>
          <table:table-cell office:value-type="float" office:value="156.02000000000001" table:style-name="ce119">
            <text:p>156,02<text:s/></text:p>
          </table:table-cell>
          <table:table-cell table:style-name="ce120"/>
          <table:table-cell office:value-type="float" office:value="43614.115733471263" table:formula="of:=[.H50]+[.F49]-[.G49]" table:style-name="ce120">
            <text:p>43.614,12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115">
            <text:p>19.10.23</text:p>
          </table:table-cell>
          <table:table-cell office:value-type="string" table:style-name="ce53">
            <text:p>icra masraf avansı</text:p>
          </table:table-cell>
          <table:table-cell table:style-name="ce117"/>
          <table:table-cell table:style-name="ce118"/>
          <table:table-cell table:style-name="ce116"/>
          <table:table-cell office:value-type="float" office:value="87" table:style-name="ce119">
            <text:p>87,00<text:s/></text:p>
          </table:table-cell>
          <table:table-cell table:style-name="ce120"/>
          <table:table-cell office:value-type="float" office:value="43458.095733471266" table:formula="of:=[.H51]+[.F50]-[.G50]" table:style-name="ce120">
            <text:p>43.458,10</text:p>
          </table:table-cell>
          <table:table-cell table:number-columns-repeated="16376"/>
        </table:table-row>
        <table:table-row table:style-name="ro4">
          <table:table-cell office:value-type="date" office:date-value="2023-10-19T00:00:00" table:style-name="ce115">
            <text:p>19.10.23</text:p>
          </table:table-cell>
          <table:table-cell office:value-type="string" table:style-name="ce53">
            <text:p>icra harç</text:p>
          </table:table-cell>
          <table:table-cell table:style-name="ce117"/>
          <table:table-cell table:style-name="ce118"/>
          <table:table-cell table:style-name="ce116"/>
          <table:table-cell office:value-type="float" office:value="1469.85" table:style-name="ce119">
            <text:p>1.469,85<text:s/></text:p>
          </table:table-cell>
          <table:table-cell table:style-name="ce120"/>
          <table:table-cell office:value-type="float" office:value="43371.095733471266" table:formula="of:=[.H52]+[.F51]-[.G51]" table:style-name="ce120">
            <text:p>43.371,10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115">
            <text:p>30.09.23</text:p>
          </table:table-cell>
          <table:table-cell office:value-type="string" table:style-name="ce120">
            <text:p>2023-2024 - 2/12 Ekim</text:p>
          </table:table-cell>
          <table:table-cell table:style-name="ce117"/>
          <table:table-cell table:style-name="ce118"/>
          <table:table-cell table:style-name="ce116"/>
          <table:table-cell office:value-type="float" office:value="20950.622866735634" table:formula="of:=[.F55]+[.E53]" table:style-name="ce119">
            <text:p>20.950,62<text:s/></text:p>
          </table:table-cell>
          <table:table-cell table:style-name="ce120"/>
          <table:table-cell office:value-type="float" office:value="41901.245733471267" table:formula="of:=[.H53]+[.F52]-[.G52]" table:style-name="ce120">
            <text:p>41.901,25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115">
            <text:p>30.09.23</text:p>
          </table:table-cell>
          <table:table-cell office:value-type="string" table:style-name="ce53">
            <text:p>tüfe 9</text:p>
          </table:table-cell>
          <table:table-cell office:value-type="float" office:value="1691.04" table:style-name="ce117">
            <text:p>1691,04<text:s/></text:p>
          </table:table-cell>
          <table:table-cell office:value-type="percentage" office:value="4.7531143336781767E-2" table:formula="of:=([.C53]/[.C54])-1" table:style-name="ce118">
            <text:p>4,75%</text:p>
          </table:table-cell>
          <table:table-cell office:value-type="float" office:value="950.6228667356354" table:formula="of:=[.F55]*[.D53]" table:style-name="ce121">
            <text:p>950,62</text:p>
          </table:table-cell>
          <table:table-cell office:value-type="float" office:value="950.6228667356354" table:formula="of:=[.H54]*[.D53]" table:style-name="ce119">
            <text:p>950,62<text:s/></text:p>
          </table:table-cell>
          <table:table-cell table:style-name="ce134"/>
          <table:table-cell office:value-type="float" office:value="20950.622866735634" table:formula="of:=[.H54]+[.F53]-[.G53]" table:style-name="ce120">
            <text:p>20.950,62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115">
            <text:p>30.08.23</text:p>
          </table:table-cell>
          <table:table-cell office:value-type="string" table:style-name="ce53">
            <text:p>tüfe endex 8-ağustos</text:p>
          </table:table-cell>
          <table:table-cell office:value-type="float" office:value="1614.31" table:style-name="ce117">
            <text:p>1614,31<text:s/></text:p>
          </table:table-cell>
          <table:table-cell table:style-name="ce118"/>
          <table:table-cell table:number-columns-repeated="2" table:style-name="ce119"/>
          <table:table-cell table:style-name="ce134"/>
          <table:table-cell office:value-type="float" office:value="20000" table:formula="of:=[.H55]+[.F54]-[.G54]" table:style-name="ce120">
            <text:p>20.000,00</text:p>
          </table:table-cell>
          <table:table-cell table:number-columns-repeated="16376"/>
        </table:table-row>
        <table:table-row table:style-name="ro4">
          <table:table-cell office:value-type="date" office:date-value="2023-08-30T00:00:00" table:style-name="ce115">
            <text:p>30.08.23</text:p>
          </table:table-cell>
          <table:table-cell office:value-type="string" table:style-name="ce120">
            <text:p>2023-2024 - 1/12 Eylül</text:p>
          </table:table-cell>
          <table:table-cell table:style-name="ce117"/>
          <table:table-cell table:style-name="ce118"/>
          <table:table-cell table:style-name="ce116"/>
          <table:table-cell office:value-type="float" office:value="20000" table:style-name="ce119">
            <text:p>20.000,00<text:s/></text:p>
          </table:table-cell>
          <table:table-cell table:style-name="ce120"/>
          <table:table-cell office:value-type="float" office:value="20000" table:formula="of:=[.H56]+[.F55]-[.G55]" table:style-name="ce120">
            <text:p>20.000,00</text:p>
          </table:table-cell>
          <table:table-cell table:number-columns-repeated="16376"/>
        </table:table-row>
        <table:table-row table:number-rows-repeated="1048521" table:style-name="ro4">
          <table:table-cell table:number-columns-repeated="16384"/>
        </table:table-row>
      </table:table>
      <table:table table:name="Slnk" table:style-name="ta4">
        <table:table-column table:style-name="co25" table:default-cell-style-name="ce135"/>
        <table:table-column table:style-name="co26" table:default-cell-style-name="ce142"/>
        <table:table-column table:style-name="co27" table:default-cell-style-name="ce135"/>
        <table:table-column table:style-name="co16" table:default-cell-style-name="ce136"/>
        <table:table-column table:style-name="co28" table:default-cell-style-name="ce137"/>
        <table:table-column table:style-name="co29" table:default-cell-style-name="ce138"/>
        <table:table-column table:style-name="co30" table:default-cell-style-name="ce139"/>
        <table:table-column table:style-name="co6" table:number-columns-repeated="2" table:default-cell-style-name="ce140"/>
        <table:table-column table:style-name="co6" table:number-columns-repeated="3" table:default-cell-style-name="ce139"/>
        <table:table-column table:style-name="co6" table:number-columns-repeated="1007" table:default-cell-style-name="ce135"/>
        <table:table-column table:style-name="co6" table:number-columns-repeated="3" table:default-cell-style-name="ce141"/>
        <table:table-column table:style-name="co13" table:number-columns-repeated="15362" table:default-cell-style-name="ce141"/>
        <table:table-row table:style-name="ro7">
          <table:table-cell table:style-name="ce135"/>
          <table:table-cell office:value-type="float" office:value="2024" table:style-name="ce2">
            <text:p>2024</text:p>
          </table:table-cell>
          <table:table-cell table:style-name="ce135"/>
          <table:table-cell table:style-name="ce136"/>
          <table:table-cell table:style-name="ce137"/>
          <table:table-cell table:style-name="ce138"/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/>
        </table:table-row>
        <table:table-row table:style-name="ro8">
          <table:table-cell table:number-columns-repeated="16384"/>
        </table:table-row>
        <table:table-row table:style-name="ro8">
          <table:table-cell table:style-name="ce135"/>
          <table:table-cell table:style-name="ce142"/>
          <table:table-cell office:value-type="string" table:style-name="ce142">
            <text:p>SELANİK DOĞUŞ 2024 HESAPLARI</text:p>
          </table:table-cell>
          <table:table-cell table:style-name="ce136"/>
          <table:table-cell table:style-name="ce137"/>
          <table:table-cell table:style-name="ce138"/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table:style-name="ce143"/>
          <table:table-cell table:style-name="ce144"/>
          <table:table-cell office:value-type="string" table:style-name="ce145">
            <text:p>Slnk-Ödeme</text:p>
          </table:table-cell>
          <table:table-cell office:value-type="string" table:style-name="ce137">
            <text:p>DĞŞ-Ödeme</text:p>
          </table:table-cell>
          <table:table-cell office:value-type="string" table:style-name="ce146">
            <text:p>BAKİYE</text:p>
          </table:table-cell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table:style-name="ce147"/>
          <table:table-cell office:value-type="string" table:style-name="ce148">
            <text:p>2023 den <text:s/>DEVİR DOĞUŞ ALACAKLI</text:p>
          </table:table-cell>
          <table:table-cell table:style-name="ce145"/>
          <table:table-cell office:value-type="float" office:value="67412.98" table:style-name="ce149">
            <text:p>67.412,98</text:p>
          </table:table-cell>
          <table:table-cell office:value-type="float" office:value="67412.98" table:formula="of:=[.E5]-[.D5]" table:style-name="ce138">
            <text:p>67.412,98</text:p>
          </table:table-cell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table:style-name="ce142"/>
          <table:table-cell table:style-name="ce144"/>
          <table:table-cell table:style-name="ce150"/>
          <table:table-cell table:style-name="ce137"/>
          <table:table-cell office:value-type="float" office:value="67412.98" table:formula="of:=[.F5]+[.E6]-[.D6]" table:style-name="ce138">
            <text:p>67.412,98</text:p>
          </table:table-cell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office:value-type="date" office:date-value="2024-01-15T00:00:00" table:style-name="ce142">
            <text:p>15.01.24</text:p>
          </table:table-cell>
          <table:table-cell office:value-type="string" table:style-name="ce141">
            <text:p>kredi için</text:p>
          </table:table-cell>
          <table:table-cell office:value-type="float" office:value="3450" table:style-name="ce151">
            <text:p>3450</text:p>
          </table:table-cell>
          <table:table-cell table:style-name="ce137"/>
          <table:table-cell office:value-type="float" office:value="63962.979999999996" table:formula="of:=[.F6]+[.E7]-[.D7]" table:style-name="ce138">
            <text:p>63.962,98</text:p>
          </table:table-cell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table:style-name="ce142"/>
          <table:table-cell office:value-type="string" table:style-name="ce141">
            <text:p>krediye ödenen</text:p>
          </table:table-cell>
          <table:table-cell table:style-name="ce151"/>
          <table:table-cell office:value-type="float" office:value="3467" table:style-name="ce137">
            <text:p>3.467,00</text:p>
          </table:table-cell>
          <table:table-cell office:value-type="float" office:value="67429.98" table:formula="of:=[.F7]+[.E8]-[.D8]" table:style-name="ce138">
            <text:p>67.429,98</text:p>
          </table:table-cell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office:value-type="date" office:date-value="2024-01-20T00:00:00" table:style-name="ce142">
            <text:p>20.01.24</text:p>
          </table:table-cell>
          <table:table-cell office:value-type="string" table:style-name="ce135">
            <text:p>pide 20-1-2024 e kadar</text:p>
          </table:table-cell>
          <table:table-cell table:style-name="ce136"/>
          <table:table-cell office:value-type="float" office:value="1324" table:style-name="ce137">
            <text:p>1.324,00</text:p>
          </table:table-cell>
          <table:table-cell office:value-type="float" office:value="68753.98" table:formula="of:=[.F8]+[.E9]-[.D9]" table:style-name="ce138">
            <text:p>68.753,98</text:p>
          </table:table-cell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office:value-type="date" office:date-value="2024-02-16T00:00:00" table:style-name="ce142">
            <text:p>16.02.24</text:p>
          </table:table-cell>
          <table:table-cell office:value-type="string" table:style-name="ce135">
            <text:p>pide 16-2-2024 e kadar</text:p>
          </table:table-cell>
          <table:table-cell table:style-name="ce136"/>
          <table:table-cell office:value-type="float" office:value="815.38" table:style-name="ce137">
            <text:p>815,38</text:p>
          </table:table-cell>
          <table:table-cell office:value-type="float" office:value="69569.36" table:formula="of:=[.F9]+[.E10]-[.D10]" table:style-name="ce138">
            <text:p>69.569,36</text:p>
          </table:table-cell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office:value-type="date" office:date-value="2024-02-16T00:00:00" table:style-name="ce142">
            <text:p>16.02.24</text:p>
          </table:table-cell>
          <table:table-cell office:value-type="string" table:style-name="ce135">
            <text:p>kredi için</text:p>
          </table:table-cell>
          <table:table-cell office:value-type="float" office:value="3400" table:style-name="ce136">
            <text:p>3.400,00</text:p>
          </table:table-cell>
          <table:table-cell table:style-name="ce137"/>
          <table:table-cell office:value-type="float" office:value="66169.36" table:formula="of:=[.F10]+[.E11]-[.D11]" table:style-name="ce138">
            <text:p>66.169,36</text:p>
          </table:table-cell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office:value-type="date" office:date-value="2024-02-16T00:00:00" table:style-name="ce142">
            <text:p>16.02.24</text:p>
          </table:table-cell>
          <table:table-cell office:value-type="string" table:style-name="ce135">
            <text:p>krediye ödenen</text:p>
          </table:table-cell>
          <table:table-cell table:style-name="ce136"/>
          <table:table-cell office:value-type="float" office:value="3467" table:style-name="ce137">
            <text:p>3.467,00</text:p>
          </table:table-cell>
          <table:table-cell office:value-type="float" office:value="69636.36" table:formula="of:=[.F11]+[.E12]-[.D12]" table:style-name="ce138">
            <text:p>69.636,36</text:p>
          </table:table-cell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office:value-type="date" office:date-value="2024-03-15T00:00:00" table:style-name="ce142">
            <text:p>15.03.24</text:p>
          </table:table-cell>
          <table:table-cell office:value-type="string" table:style-name="ce141">
            <text:p>kredi için</text:p>
          </table:table-cell>
          <table:table-cell office:value-type="float" office:value="3450" table:style-name="ce151">
            <text:p>3450</text:p>
          </table:table-cell>
          <table:table-cell table:style-name="ce137"/>
          <table:table-cell office:value-type="float" office:value="66186.36" table:formula="of:=[.F12]+[.E13]-[.D13]" table:style-name="ce138">
            <text:p>66.186,36</text:p>
          </table:table-cell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office:value-type="date" office:date-value="2024-03-15T00:00:00" table:style-name="ce142">
            <text:p>15.03.24</text:p>
          </table:table-cell>
          <table:table-cell office:value-type="string" table:style-name="ce151">
            <text:p>krediye ödenen peri havale</text:p>
          </table:table-cell>
          <table:table-cell table:style-name="ce151"/>
          <table:table-cell office:value-type="float" office:value="3450" table:style-name="ce137">
            <text:p>3.450,00</text:p>
          </table:table-cell>
          <table:table-cell office:value-type="float" office:value="69636.36" table:formula="of:=[.F13]+[.E14]-[.D14]" table:style-name="ce138">
            <text:p>69.636,36</text:p>
          </table:table-cell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office:value-type="date" office:date-value="2024-03-25T00:00:00" table:style-name="ce152">
            <text:p>25.03.24</text:p>
          </table:table-cell>
          <table:table-cell office:value-type="string" table:style-name="ce141">
            <text:p>pide 25-3-2024 e kadar</text:p>
          </table:table-cell>
          <table:table-cell table:style-name="ce151"/>
          <table:table-cell office:value-type="float" office:value="686.95" table:style-name="ce137">
            <text:p>686,95</text:p>
          </table:table-cell>
          <table:table-cell office:value-type="float" office:value="70323.31" table:formula="of:=[.F14]+[.E15]-[.D15]" table:style-name="ce138">
            <text:p>70.323,31</text:p>
          </table:table-cell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office:value-type="date" office:date-value="2024-03-26T00:00:00" table:style-name="ce142">
            <text:p>26.03.24</text:p>
          </table:table-cell>
          <table:table-cell office:value-type="string" table:style-name="ce135">
            <text:p>silim makinesi için motrcudan alınan</text:p>
          </table:table-cell>
          <table:table-cell office:value-type="float" office:value="1000" table:style-name="ce136">
            <text:p>1.000,00</text:p>
          </table:table-cell>
          <table:table-cell table:style-name="ce137"/>
          <table:table-cell office:value-type="float" office:value="69323.31" table:formula="of:=[.F15]+[.E16]-[.D16]" table:style-name="ce138">
            <text:p>69.323,31</text:p>
          </table:table-cell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office:value-type="date" office:date-value="2024-04-02T00:00:00" table:style-name="ce142">
            <text:p>02.04.24</text:p>
          </table:table-cell>
          <table:table-cell office:value-type="string" table:style-name="ce135">
            <text:p>maliye usulsüzlük ceza ödemesi banka kartından<text:s/></text:p>
          </table:table-cell>
          <table:table-cell office:value-type="float" office:value="103.12" table:style-name="ce136">
            <text:p>103,12</text:p>
          </table:table-cell>
          <table:table-cell table:style-name="ce137"/>
          <table:table-cell office:value-type="float" office:value="69220.19" table:formula="of:=[.F16]+[.E17]-[.D17]" table:style-name="ce138">
            <text:p>69.220,19</text:p>
          </table:table-cell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office:value-type="date" office:date-value="2024-04-02T00:00:00" table:style-name="ce142">
            <text:p>02.04.24</text:p>
          </table:table-cell>
          <table:table-cell office:value-type="string" table:style-name="ce135">
            <text:p>alumba YGV ali balcı kartı ile ödeme</text:p>
          </table:table-cell>
          <table:table-cell office:value-type="float" office:value="2273.0700000000002" table:style-name="ce136">
            <text:p>2.273,07</text:p>
          </table:table-cell>
          <table:table-cell table:style-name="ce137"/>
          <table:table-cell office:value-type="float" office:value="66947.12" table:formula="of:=[.F17]+[.E18]-[.D18]" table:style-name="ce138">
            <text:p>66.947,12</text:p>
          </table:table-cell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office:value-type="date" office:date-value="2024-04-08T00:00:00" table:style-name="ce142">
            <text:p>08.04.24</text:p>
          </table:table-cell>
          <table:table-cell office:value-type="string" table:style-name="ce135">
            <text:p>kredi için<text:s/></text:p>
          </table:table-cell>
          <table:table-cell office:value-type="float" office:value="2500" table:style-name="ce136">
            <text:p>2.500,00</text:p>
          </table:table-cell>
          <table:table-cell table:style-name="ce137"/>
          <table:table-cell office:value-type="float" office:value="64447.119999999995" table:formula="of:=[.F18]+[.E19]-[.D19]" table:style-name="ce138">
            <text:p>64.447,12</text:p>
          </table:table-cell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office:value-type="date" office:date-value="2024-04-15T00:00:00" table:style-name="ce142">
            <text:p>15.04.24</text:p>
          </table:table-cell>
          <table:table-cell office:value-type="string" table:style-name="ce135">
            <text:p>kredi için pervine işten havale</text:p>
          </table:table-cell>
          <table:table-cell table:style-name="ce136"/>
          <table:table-cell office:value-type="float" office:value="3467" table:style-name="ce137">
            <text:p>3.467,00</text:p>
          </table:table-cell>
          <table:table-cell office:value-type="float" office:value="67914.12" table:formula="of:=[.F19]+[.E20]-[.D20]" table:style-name="ce138">
            <text:p>67.914,12</text:p>
          </table:table-cell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office:value-type="date" office:date-value="2024-04-15T00:00:00" table:style-name="ce142">
            <text:p>15.04.24</text:p>
          </table:table-cell>
          <table:table-cell office:value-type="string" table:style-name="ce141">
            <text:p>et-soğan 1/2 kg et 240 dnzkk + 1/2 kg soğan 20 nkt = <text:s/>9 pide</text:p>
          </table:table-cell>
          <table:table-cell table:style-name="ce151"/>
          <table:table-cell office:value-type="float" office:value="260" table:style-name="ce137">
            <text:p>260,00</text:p>
          </table:table-cell>
          <table:table-cell office:value-type="float" office:value="68174.12" table:formula="of:=[.F20]+[.E21]-[.D21]" table:style-name="ce138">
            <text:p>68.174,12</text:p>
          </table:table-cell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office:value-type="date" office:date-value="2024-04-20T00:00:00" table:style-name="ce142">
            <text:p>20.04.24</text:p>
          </table:table-cell>
          <table:table-cell office:value-type="string" table:style-name="ce141">
            <text:p>pide</text:p>
          </table:table-cell>
          <table:table-cell table:style-name="ce151"/>
          <table:table-cell office:value-type="float" office:value="259" table:style-name="ce137">
            <text:p>259,00</text:p>
          </table:table-cell>
          <table:table-cell office:value-type="float" office:value="68433.119999999995" table:formula="of:=[.F21]+[.E22]-[.D22]" table:style-name="ce138">
            <text:p>68.433,12</text:p>
          </table:table-cell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office:value-type="date" office:date-value="2024-04-23T00:00:00" table:style-name="ce142">
            <text:p>23.04.24</text:p>
          </table:table-cell>
          <table:table-cell office:value-type="string" table:style-name="ce141">
            <text:p>pide</text:p>
          </table:table-cell>
          <table:table-cell table:style-name="ce151"/>
          <table:table-cell office:value-type="float" office:value="265" table:style-name="ce137">
            <text:p>265,00</text:p>
          </table:table-cell>
          <table:table-cell office:value-type="float" office:value="68698.12" table:formula="of:=[.F22]+[.E23]-[.D23]" table:style-name="ce138">
            <text:p>68.698,12</text:p>
          </table:table-cell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office:value-type="date" office:date-value="2024-04-29T00:00:00" table:style-name="ce142">
            <text:p>29.04.24</text:p>
          </table:table-cell>
          <table:table-cell office:value-type="string" table:style-name="ce135">
            <text:p>pide</text:p>
          </table:table-cell>
          <table:table-cell table:style-name="ce136"/>
          <table:table-cell office:value-type="float" office:value="270" table:style-name="ce137">
            <text:p>270,00</text:p>
          </table:table-cell>
          <table:table-cell office:value-type="float" office:value="68968.12" table:formula="of:=[.F23]+[.E24]-[.D24]" table:style-name="ce138">
            <text:p>68.968,12</text:p>
          </table:table-cell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office:value-type="date" office:date-value="2024-04-30T00:00:00" table:style-name="ce142">
            <text:p>30.04.24</text:p>
          </table:table-cell>
          <table:table-cell office:value-type="string" table:style-name="ce135">
            <text:p>pide</text:p>
          </table:table-cell>
          <table:table-cell table:style-name="ce136"/>
          <table:table-cell office:value-type="float" office:value="270" table:style-name="ce137">
            <text:p>270,00</text:p>
          </table:table-cell>
          <table:table-cell office:value-type="float" office:value="69238.12" table:formula="of:=[.F24]+[.E25]-[.D25]" table:style-name="ce138">
            <text:p>69.238,12</text:p>
          </table:table-cell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table:style-name="ce142"/>
          <table:table-cell table:style-name="ce135"/>
          <table:table-cell table:style-name="ce136"/>
          <table:table-cell table:style-name="ce137"/>
          <table:table-cell office:value-type="float" office:value="69238.12" table:formula="of:=[.F25]+[.E26]-[.D26]" table:style-name="ce138">
            <text:p>69.238,12</text:p>
          </table:table-cell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table:style-name="ce142"/>
          <table:table-cell table:style-name="ce135"/>
          <table:table-cell table:style-name="ce136"/>
          <table:table-cell table:style-name="ce137"/>
          <table:table-cell office:value-type="float" office:value="69238.12" table:formula="of:=[.F26]+[.E27]-[.D27]" table:style-name="ce138">
            <text:p>69.238,12</text:p>
          </table:table-cell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office:value-type="date" office:date-value="2024-05-15T00:00:00" table:style-name="ce142">
            <text:p>15.05.24</text:p>
          </table:table-cell>
          <table:table-cell office:value-type="string" table:style-name="ce135">
            <text:p>ali balcı krediyi direk pervin hesaba yatırmış - bakü-kıbrıs</text:p>
          </table:table-cell>
          <table:table-cell table:style-name="ce136"/>
          <table:table-cell table:style-name="ce137"/>
          <table:table-cell office:value-type="float" office:value="69238.12" table:formula="of:=[.F27]+[.E28]-[.D28]" table:style-name="ce138">
            <text:p>69.238,12</text:p>
          </table:table-cell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office:value-type="date" office:date-value="2024-04-30T00:00:00" table:style-name="ce142">
            <text:p>30.04.24</text:p>
          </table:table-cell>
          <table:table-cell office:value-type="string" table:style-name="ce135">
            <text:p>PİDE</text:p>
          </table:table-cell>
          <table:table-cell table:style-name="ce136"/>
          <table:table-cell office:value-type="float" office:value="490" table:style-name="ce137">
            <text:p>490,00</text:p>
          </table:table-cell>
          <table:table-cell office:value-type="float" office:value="69728.12" table:formula="of:=[.F28]+[.E29]-[.D29]" table:style-name="ce138">
            <text:p>69.728,12</text:p>
          </table:table-cell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office:value-type="date" office:date-value="2024-06-13T00:00:00" table:style-name="ce142">
            <text:p>13.06.24</text:p>
          </table:table-cell>
          <table:table-cell office:value-type="string" table:style-name="ce141">
            <text:p>ali balcıdan kredi için</text:p>
          </table:table-cell>
          <table:table-cell office:value-type="float" office:value="3450" table:style-name="ce151">
            <text:p>3450</text:p>
          </table:table-cell>
          <table:table-cell table:style-name="ce137"/>
          <table:table-cell office:value-type="float" office:value="66278.12" table:formula="of:=[.F29]+[.E30]-[.D30]" table:style-name="ce138">
            <text:p>66.278,12</text:p>
          </table:table-cell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office:value-type="date" office:date-value="2024-06-13T00:00:00" table:style-name="ce142">
            <text:p>13.06.24</text:p>
          </table:table-cell>
          <table:table-cell office:value-type="string" table:style-name="ce141">
            <text:p>pervin ziraat 5004 e havale kredi için 3450</text:p>
          </table:table-cell>
          <table:table-cell table:style-name="ce151"/>
          <table:table-cell office:value-type="float" office:value="3467" table:style-name="ce137">
            <text:p>3.467,00</text:p>
          </table:table-cell>
          <table:table-cell office:value-type="float" office:value="69745.119999999995" table:formula="of:=[.F30]+[.E31]-[.D31]" table:style-name="ce138">
            <text:p>69.745,12</text:p>
          </table:table-cell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office:value-type="date" office:date-value="2024-05-30T00:00:00" table:style-name="ce142">
            <text:p>30.05.24</text:p>
          </table:table-cell>
          <table:table-cell office:value-type="string" table:style-name="ce141">
            <text:p>PİDE</text:p>
          </table:table-cell>
          <table:table-cell table:style-name="ce136"/>
          <table:table-cell office:value-type="float" office:value="1050" table:style-name="ce137">
            <text:p>1.050,00</text:p>
          </table:table-cell>
          <table:table-cell office:value-type="float" office:value="70795.12" table:formula="of:=[.F31]+[.E32]-[.D32]" table:style-name="ce138">
            <text:p>70.795,12</text:p>
          </table:table-cell>
          <table:table-cell table:style-name="ce139"/>
          <table:table-cell office:value-type="float" office:value="22000000" table:style-name="ce140">
            <text:p>22.000.000,00</text:p>
          </table:table-cell>
          <table:table-cell office:value-type="float" office:value="332" table:style-name="ce140">
            <text:p>332,00</text:p>
          </table:table-cell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office:value-type="date" office:date-value="2024-07-14T00:00:00" table:style-name="ce142">
            <text:p>14.07.24</text:p>
          </table:table-cell>
          <table:table-cell office:value-type="string" table:style-name="ce141">
            <text:p>ali balcıdan kredi için</text:p>
          </table:table-cell>
          <table:table-cell office:value-type="float" office:value="3465.81" table:style-name="ce151">
            <text:p>3465,81</text:p>
          </table:table-cell>
          <table:table-cell table:style-name="ce137"/>
          <table:table-cell office:value-type="float" office:value="67329.31" table:formula="of:=[.F32]+[.E33]-[.D33]" table:style-name="ce138">
            <text:p>67.329,31</text:p>
          </table:table-cell>
          <table:table-cell table:style-name="ce139"/>
          <table:table-cell table:style-name="ce140"/>
          <table:table-cell office:value-type="float" office:value="66265.060240963852" table:formula="of:=[.H32]/[.I32]" table:style-name="ce140">
            <text:p>66.265,06</text:p>
          </table:table-cell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office:value-type="date" office:date-value="2024-07-14T00:00:00" table:style-name="ce142">
            <text:p>14.07.24</text:p>
          </table:table-cell>
          <table:table-cell office:value-type="string" table:style-name="ce141">
            <text:p>pervin ziraat 5004 e havale kredi için 3450</text:p>
          </table:table-cell>
          <table:table-cell table:style-name="ce151"/>
          <table:table-cell office:value-type="float" office:value="3465.81" table:style-name="ce137">
            <text:p>3.465,81</text:p>
          </table:table-cell>
          <table:table-cell office:value-type="float" office:value="70795.12" table:formula="of:=[.F33]+[.E34]-[.D34]" table:style-name="ce138">
            <text:p>70.795,12</text:p>
          </table:table-cell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office:value-type="date" office:date-value="2024-06-30T00:00:00" table:style-name="ce142">
            <text:p>30.06.24</text:p>
          </table:table-cell>
          <table:table-cell office:value-type="string" table:style-name="ce141">
            <text:p>PİDE</text:p>
          </table:table-cell>
          <table:table-cell table:style-name="ce151"/>
          <table:table-cell office:value-type="float" office:value="3320" table:style-name="ce137">
            <text:p>3.320,00</text:p>
          </table:table-cell>
          <table:table-cell office:value-type="float" office:value="74115.12" table:formula="of:=[.F34]+[.E35]-[.D35]" table:style-name="ce138">
            <text:p>74.115,12</text:p>
          </table:table-cell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office:value-type="date" office:date-value="2024-07-30T00:00:00" table:style-name="ce142">
            <text:p>30.07.24</text:p>
          </table:table-cell>
          <table:table-cell office:value-type="string" table:style-name="ce141">
            <text:p>PİDE</text:p>
          </table:table-cell>
          <table:table-cell table:style-name="ce136"/>
          <table:table-cell office:value-type="float" office:value="960" table:style-name="ce137">
            <text:p>960,00</text:p>
          </table:table-cell>
          <table:table-cell office:value-type="float" office:value="75075.12" table:formula="of:=[.F35]+[.E36]-[.D36]" table:style-name="ce138">
            <text:p>75.075,12</text:p>
          </table:table-cell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office:value-type="date" office:date-value="2024-08-30T00:00:00" table:style-name="ce142">
            <text:p>30.08.24</text:p>
          </table:table-cell>
          <table:table-cell office:value-type="string" table:style-name="ce141">
            <text:p>PİDE</text:p>
          </table:table-cell>
          <table:table-cell table:style-name="ce151"/>
          <table:table-cell table:style-name="ce137"/>
          <table:table-cell office:value-type="float" office:value="75075.12" table:formula="of:=[.F36]+[.E37]-[.D37]" table:style-name="ce138">
            <text:p>75.075,12</text:p>
          </table:table-cell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table:style-name="ce142"/>
          <table:table-cell office:value-type="string" table:style-name="ce141">
            <text:p>ali balcı maliye usulsüzlük ceza ödemesi<text:s/></text:p>
          </table:table-cell>
          <table:table-cell office:value-type="float" office:value="8000" table:style-name="ce151">
            <text:p>8000</text:p>
          </table:table-cell>
          <table:table-cell table:style-name="ce137"/>
          <table:table-cell office:value-type="float" office:value="67075.12" table:formula="of:=[.F37]+[.E38]-[.D38]" table:style-name="ce138">
            <text:p>67.075,12</text:p>
          </table:table-cell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office:value-type="date" office:date-value="2024-09-30T00:00:00" table:style-name="ce142">
            <text:p>30.09.24</text:p>
          </table:table-cell>
          <table:table-cell office:value-type="string" table:style-name="ce141">
            <text:p>PİDE</text:p>
          </table:table-cell>
          <table:table-cell table:style-name="ce151"/>
          <table:table-cell office:value-type="float" office:value="2189.79" table:style-name="ce137">
            <text:p>2.189,79</text:p>
          </table:table-cell>
          <table:table-cell office:value-type="float" office:value="69264.909999999989" table:formula="of:=[.F38]+[.E39]-[.D39]" table:style-name="ce138">
            <text:p>69.264,91</text:p>
          </table:table-cell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office:value-type="date" office:date-value="2024-09-30T00:00:00" table:style-name="ce142">
            <text:p>30.09.24</text:p>
          </table:table-cell>
          <table:table-cell office:value-type="string" table:style-name="ce141">
            <text:p>Ali Paşa kiradan</text:p>
          </table:table-cell>
          <table:table-cell table:style-name="ce151"/>
          <table:table-cell office:value-type="float" office:value="61250" table:style-name="ce137">
            <text:p>61.250,00</text:p>
          </table:table-cell>
          <table:table-cell office:value-type="float" office:value="130514.90999999999" table:formula="of:=[.F39]+[.E40]-[.D40]" table:style-name="ce138">
            <text:p>130.514,91</text:p>
          </table:table-cell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office:value-type="date" office:date-value="2024-10-30T00:00:00" table:style-name="ce142">
            <text:p>30.10.24</text:p>
          </table:table-cell>
          <table:table-cell office:value-type="string" table:style-name="ce141">
            <text:p>pide</text:p>
          </table:table-cell>
          <table:table-cell table:style-name="ce151"/>
          <table:table-cell office:value-type="float" office:value="3353.46" table:style-name="ce137">
            <text:p>3.353,46</text:p>
          </table:table-cell>
          <table:table-cell office:value-type="float" office:value="133868.37" table:formula="of:=[.F40]+[.E41]-[.D41]" table:style-name="ce138">
            <text:p>133.868,37</text:p>
          </table:table-cell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office:value-type="date" office:date-value="2024-11-06T00:00:00" table:style-name="ce142">
            <text:p>06.11.24</text:p>
          </table:table-cell>
          <table:table-cell office:value-type="string" table:style-name="ce135">
            <text:p>Lise arkası kiradan</text:p>
          </table:table-cell>
          <table:table-cell table:style-name="ce136"/>
          <table:table-cell office:value-type="float" office:value="58750" table:style-name="ce137">
            <text:p>58.750,00</text:p>
          </table:table-cell>
          <table:table-cell office:value-type="float" office:value="192618.37" table:formula="of:=[.F41]+[.E42]-[.D42]" table:style-name="ce138">
            <text:p>192.618,37</text:p>
          </table:table-cell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table:style-name="ce142"/>
          <table:table-cell table:style-name="ce141"/>
          <table:table-cell table:style-name="ce136"/>
          <table:table-cell table:style-name="ce137"/>
          <table:table-cell office:value-type="float" office:value="192618.37" table:formula="of:=[.F42]+[.E43]-[.D43]" table:style-name="ce138">
            <text:p>192.618,37</text:p>
          </table:table-cell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office:value-type="date" office:date-value="2025-08-15T00:00:00" table:style-name="ce142">
            <text:p>15.08.25</text:p>
          </table:table-cell>
          <table:table-cell office:value-type="string" table:style-name="ce135">
            <text:p>mezar parası ahmet ersoyun damadı</text:p>
          </table:table-cell>
          <table:table-cell office:value-type="float" office:value="10000" table:style-name="ce136">
            <text:p>10.000,00</text:p>
          </table:table-cell>
          <table:table-cell table:style-name="ce137"/>
          <table:table-cell office:value-type="float" office:value="182618.37" table:formula="of:=[.F43]+[.E44]-[.D44]" table:style-name="ce138">
            <text:p>182.618,37</text:p>
          </table:table-cell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table:style-name="ce142"/>
          <table:table-cell table:style-name="ce135"/>
          <table:table-cell table:style-name="ce136"/>
          <table:table-cell table:style-name="ce137"/>
          <table:table-cell office:value-type="float" office:value="182618.37" table:formula="of:=[.F44]+[.E45]-[.D45]" table:style-name="ce138">
            <text:p>182.618,37</text:p>
          </table:table-cell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number-rows-repeated="18" table:style-name="ro8">
          <table:table-cell table:style-name="ce135"/>
          <table:table-cell table:style-name="ce142"/>
          <table:table-cell table:style-name="ce135"/>
          <table:table-cell table:style-name="ce136"/>
          <table:table-cell table:style-name="ce137"/>
          <table:table-cell table:style-name="ce138"/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table:style-name="ce153"/>
          <table:table-cell office:value-type="string" table:style-name="ce154">
            <text:p>Yıl içi Toplamı Selanik Borçlu</text:p>
          </table:table-cell>
          <table:table-cell office:value-type="float" office:value="41092" table:formula="of:=SUM([.D7:.D62])" table:style-name="ce155">
            <text:p>41.092,00</text:p>
          </table:table-cell>
          <table:table-cell office:value-type="float" office:value="156297.39000000001" table:formula="of:=SUM([.E7:.E61])" table:style-name="ce156">
            <text:p>156.297,39</text:p>
          </table:table-cell>
          <table:table-cell office:value-type="float" office:value="115205.39000000001" table:formula="of:=[.E64]-[.D64]" table:style-name="ce157">
            <text:p>115.205,39</text:p>
          </table:table-cell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style-name="ro8">
          <table:table-cell table:style-name="ce135"/>
          <table:table-cell table:style-name="ce142"/>
          <table:table-cell table:style-name="ce135"/>
          <table:table-cell table:style-name="ce136"/>
          <table:table-cell table:style-name="ce137"/>
          <table:table-cell table:style-name="ce138"/>
          <table:table-cell table:style-name="ce139"/>
          <table:table-cell table:number-columns-repeated="2" table:style-name="ce140"/>
          <table:table-cell table:number-columns-repeated="3" table:style-name="ce139"/>
          <table:table-cell table:number-columns-repeated="1007" table:style-name="ce135"/>
          <table:table-cell table:number-columns-repeated="15365" table:style-name="ce1"/>
        </table:table-row>
        <table:table-row table:number-rows-repeated="1047124" table:style-name="ro8">
          <table:table-cell table:number-columns-repeated="16384"/>
        </table:table-row>
        <table:table-row table:number-rows-repeated="1284" table:style-name="ro9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9" table:style-name="ro9">
          <table:table-cell table:number-columns-repeated="16384"/>
        </table:table-row>
        <table:table-row table:number-rows-repeated="93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4">
      <number:number number:decimal-places="2" number:min-decimal-places="2" number:min-integer-digits="1"/>
      <number:text>%</number:text>
    </number:percentage-style>
    <number:number-style style:name="N36" number:language="en" number:country="US">
      <number:number number:min-integer-digits="1"/>
    </number:number-style>
    <number:date-style style:name="N37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38P0">
      <number:day number:style="long"/>
      <number:text>.</number:text>
      <number:month number:style="long"/>
      <number:text>.</number:text>
      <number:year/>
    </number:date-style>
    <number:text-style style:name="N38">
      <number:text-content/>
      <style:map style:condition="value()&gt;=0" style:apply-style-name="N38P0"/>
    </number:text-style>
    <number:number-style style:name="N39" number:language="tr" number:country="TR">
      <number:number number:decimal-places="2" number:min-decimal-places="2" number:min-integer-digits="1" number:grouping="true"/>
    </number:number-style>
    <number:number-style style:name="N40P0">
      <number:number number:decimal-places="2" number:min-decimal-places="2" number:min-integer-digits="1"/>
      <number:text> </number:text>
    </number:number-style>
    <number:number-style style:name="N40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40P0"/>
    </number:number-style>
    <number:number-style style:name="N41P0">
      <number:number number:decimal-places="2" number:min-decimal-places="2" number:min-integer-digits="1" number:grouping="true"/>
      <number:text> </number:text>
    </number:number-style>
    <number:number-style style:name="N4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41P0"/>
    </number:number-style>
    <number:number-style style:name="N42" number:language="en" number:country="US">
      <number:number number:decimal-places="2" number:min-decimal-places="2" number:min-integer-digits="1" number:grouping="true"/>
    </number:number-style>
    <number:date-style style:name="N43" number:language="en" number:country="US">
      <number:month number:style="long"/>
      <number:text>.</number:text>
      <number:day number:style="long"/>
      <number:text>.</number:text>
      <number:year number:style="long"/>
    </number:date-style>
    <number:number-style style:name="N44P0">
      <number:number number:decimal-places="2" number:min-decimal-places="2" number:min-integer-digits="1" number:grouping="true"/>
    </number:number-style>
    <number:number-style style:name="N4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4P0"/>
    </number:number-style>
    <number:number-style style:name="N45P0">
      <number:number number:decimal-places="0" number:min-decimal-places="0" number:min-integer-digits="1" number:grouping="true"/>
    </number:number-style>
    <number:number-style style:name="N4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45P0"/>
    </number:number-style>
    <number:number-style style:name="N46P0">
      <number:number number:decimal-places="2" number:min-decimal-places="2" number:min-integer-digits="1" number:grouping="true"/>
    </number:number-style>
    <number:number-style style:name="N46">
      <style:text-properties fo:color="#FF0000"/>
      <number:number number:decimal-places="2" number:min-decimal-places="2" number:min-integer-digits="1" number:grouping="true"/>
      <style:map style:condition="value()&gt;=0" style:apply-style-name="N46P0"/>
    </number:number-style>
    <number:date-style style:name="N47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48P0" number:language="tr" number:country="TR">
      <number:number number:decimal-places="2" number:min-decimal-places="2" number:min-integer-digits="1" number:grouping="true"/>
    </number:number-style>
    <number:number-style style:name="N48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8P0"/>
    </number:number-style>
    <number:percentage-style style:name="N49" number:language="en" number:country="US">
      <number:number number:decimal-places="2" number:min-decimal-places="2" number:min-integer-digits="1"/>
      <number:text>%</number:text>
    </number:percentage-style>
    <number:date-style style:name="N50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51" number:language="en" number:country="US">
      <number:month number:style="long"/>
      <number:text>.</number:text>
      <number:day number:style="long"/>
      <number:text>.</number:text>
      <number:year/>
    </number:date-style>
    <number:number-style style:name="N52" number:language="tr" number:country="TR">
      <number:number number:min-integer-digits="1"/>
    </number:number-style>
    <number:currency-style style:name="N53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3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3P0"/>
    </number:currency-style>
    <number:time-style style:name="N54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52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3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able-cell-properties style:vertical-align="middle" fo:background-color="transparent"/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3">
      <style:table-cell-properties fo:border="thin solid #000080" style:vertical-align="middle" fo:background-color="#FFFFD1"/>
    </style:style>
    <style:style style:name="Result2" style:family="table-cell" style:data-style-name="N54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25in" fo:margin-right="0.2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5-08-26T04:16:44Z</dc:date>
    <meta:print-date>2024-10-16T06:33:59Z</meta:print-date>
    <meta:editing-cycles>163</meta:editing-cycles>
    <meta:editing-duration>PT44684S</meta:editing-duration>
  </office:meta>
</office:document-meta>
</file>